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79mm"/>
    </style:style>
    <style:style style:name="co4" style:family="table-column">
      <style:table-column-properties fo:break-before="auto" style:column-width="58.08mm"/>
    </style:style>
    <style:style style:name="co5" style:family="table-column">
      <style:table-column-properties fo:break-before="auto" style:column-width="41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5" style:family="table-cell" style:parent-style-name="Default" style:data-style-name="N11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2mm" svg:height="90.01mm" svg:x="204.33mm" svg:y="30.41mm">
            <draw:object draw:notify-on-update-of-ranges="Sheet1.B3:Sheet1.B92 Sheet1.C2:Sheet1.C2 Sheet1.C3:Sheet1.C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6mm" svg:height="90.01mm" svg:x="196.94mm" svg:y="132.46mm">
            <draw:object draw:notify-on-update-of-ranges="Sheet1.B3:Sheet1.B92 Sheet1.C2:Sheet1.C2 Sheet1.C3:Sheet1.C92 Sheet1.D2:Sheet1.D2 Sheet1.D3:Sheet1.D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raveltime[min]</text:p>
          </table:table-cell>
          <table:table-cell office:value-type="string" calcext:value-type="string">
            <text:p>Traveltime[s]</text:p>
          </table:table-cell>
          <table:table-cell table:style-name="ce2" office:value-type="string" calcext:value-type="string">
            <text:p>Accessibility Gravit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table:formula="of:=EXP([.B2]*[.$F$3])" office:value-type="percentage" office:value="1" calcext:value-type="percentage">
            <text:p>100,00 %</text:p>
          </table:table-cell>
          <table:table-cell table:style-name="ce5" table:formula="of:=EXP(-([.B2]^2/[.$F$5]))" office:value-type="percentage" office:value="1" calcext:value-type="percentage">
            <text:p>100,00 %</text:p>
          </table:table-cell>
          <table:table-cell table:number-columns-repeated="4"/>
          <table:table-cell table:style-name="ce6"/>
        </table:table-row>
        <table:table-row table:style-name="ro1">
          <table:table-cell table:style-name="ce1" table:formula="of:=[.B3]/60" office:value-type="float" office:value="0.166666666666667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style-name="ce2" table:formula="of:=EXP([.B3]*[.$F$3])" office:value-type="percentage" office:value="0.970445533548508" calcext:value-type="percentage">
            <text:p>97,04 %</text:p>
          </table:table-cell>
          <table:table-cell table:style-name="ce5" table:formula="of:=EXP(-([.B3]^2/[.$F$5]))" office:value-type="percentage" office:value="0.99966672221605" calcext:value-type="percentage">
            <text:p>99,97 %</text:p>
          </table:table-cell>
          <table:table-cell office:value-type="string" calcext:value-type="string">
            <text:p>Beta-Exponential</text:p>
          </table:table-cell>
          <table:table-cell office:value-type="float" office:value="-0.003" calcext:value-type="float">
            <text:p>-0,003</text:p>
          </table:table-cell>
          <table:table-cell table:number-columns-repeated="3"/>
        </table:table-row>
        <table:table-row table:style-name="ro1">
          <table:table-cell table:style-name="ce1" table:formula="of:=[.B4]/60" office:value-type="float" office:value="0.333333333333333" calcext:value-type="float">
            <text:p>0,33</text:p>
          </table:table-cell>
          <table:table-cell office:value-type="float" office:value="20" calcext:value-type="float">
            <text:p>20</text:p>
          </table:table-cell>
          <table:table-cell table:style-name="ce2" table:formula="of:=EXP([.B4]*[.$F$3])" office:value-type="percentage" office:value="0.941764533584249" calcext:value-type="percentage">
            <text:p>94,18 %</text:p>
          </table:table-cell>
          <table:table-cell table:style-name="ce5" table:formula="of:=EXP(-([.B4]^2/[.$F$5]))" office:value-type="percentage" office:value="0.998667555160625" calcext:value-type="percentage">
            <text:p>99,87 %</text:p>
          </table:table-cell>
          <table:table-cell office:value-type="string" calcext:value-type="string">
            <text:p>Beta-Logistic-Regresion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style-name="ce1" table:formula="of:=[.B5]/60" office:value-type="float" office:value="0.5" calcext:value-type="float">
            <text:p>0,50</text:p>
          </table:table-cell>
          <table:table-cell office:value-type="float" office:value="30" calcext:value-type="float">
            <text:p>30</text:p>
          </table:table-cell>
          <table:table-cell table:style-name="ce2" table:formula="of:=EXP([.B5]*[.$F$3])" office:value-type="percentage" office:value="0.913931185271228" calcext:value-type="percentage">
            <text:p>91,39 %</text:p>
          </table:table-cell>
          <table:table-cell table:style-name="ce5" table:formula="of:=EXP(-([.B5]^2/[.$F$5]))" office:value-type="percentage" office:value="0.997004495503373" calcext:value-type="percentage">
            <text:p>99,70 %</text:p>
          </table:table-cell>
          <table:table-cell office:value-type="string" calcext:value-type="string">
            <text:p>Beta Gaus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style-name="ce1" table:formula="of:=[.B6]/60" office:value-type="float" office:value="0.666666666666667" calcext:value-type="float">
            <text:p>0,67</text:p>
          </table:table-cell>
          <table:table-cell office:value-type="float" office:value="40" calcext:value-type="float">
            <text:p>40</text:p>
          </table:table-cell>
          <table:table-cell table:style-name="ce2" table:formula="of:=EXP([.B6]*[.$F$3])" office:value-type="percentage" office:value="0.886920436717158" calcext:value-type="percentage">
            <text:p>88,69 %</text:p>
          </table:table-cell>
          <table:table-cell table:style-name="ce5" table:formula="of:=EXP(-([.B6]^2/[.$F$5]))" office:value-type="percentage" office:value="0.994680863638614" calcext:value-type="percentage">
            <text:p>99,47 %</text:p>
          </table:table-cell>
          <table:table-cell table:number-columns-repeated="5"/>
        </table:table-row>
        <table:table-row table:style-name="ro1">
          <table:table-cell table:style-name="ce1" table:formula="of:=[.B7]/60" office:value-type="float" office:value="0.833333333333333" calcext:value-type="float">
            <text:p>0,83</text:p>
          </table:table-cell>
          <table:table-cell office:value-type="float" office:value="50" calcext:value-type="float">
            <text:p>50</text:p>
          </table:table-cell>
          <table:table-cell table:style-name="ce2" table:formula="of:=EXP([.B7]*[.$F$3])" office:value-type="percentage" office:value="0.860707976425058" calcext:value-type="percentage">
            <text:p>86,07 %</text:p>
          </table:table-cell>
          <table:table-cell table:style-name="ce5" table:formula="of:=EXP(-([.B7]^2/[.$F$5]))" office:value-type="percentage" office:value="0.991701292638876" calcext:value-type="percentage">
            <text:p>99,17 %</text:p>
          </table:table-cell>
          <table:table-cell table:number-columns-repeated="5"/>
        </table:table-row>
        <table:table-row table:style-name="ro1">
          <table:table-cell table:style-name="ce1" table:formula="of:=[.B8]/60" office:value-type="float" office:value="1" calcext:value-type="float">
            <text:p>1,00</text:p>
          </table:table-cell>
          <table:table-cell office:value-type="float" office:value="60" calcext:value-type="float">
            <text:p>60</text:p>
          </table:table-cell>
          <table:table-cell table:style-name="ce2" table:formula="of:=EXP([.B8]*[.$F$3])" office:value-type="percentage" office:value="0.835270211411272" calcext:value-type="percentage">
            <text:p>83,53 %</text:p>
          </table:table-cell>
          <table:table-cell table:style-name="ce5" table:formula="of:=EXP(-([.B8]^2/[.$F$5]))" office:value-type="percentage" office:value="0.98807171286193" calcext:value-type="percentage">
            <text:p>98,81 %</text:p>
          </table:table-cell>
          <table:table-cell table:number-columns-repeated="5"/>
        </table:table-row>
        <table:table-row table:style-name="ro1">
          <table:table-cell table:style-name="ce1" table:formula="of:=[.B9]/60" office:value-type="float" office:value="1.16666666666667" calcext:value-type="float">
            <text:p>1,17</text:p>
          </table:table-cell>
          <table:table-cell office:value-type="float" office:value="70" calcext:value-type="float">
            <text:p>70</text:p>
          </table:table-cell>
          <table:table-cell table:style-name="ce2" table:formula="of:=EXP([.B9]*[.$F$3])" office:value-type="percentage" office:value="0.810584245970187" calcext:value-type="percentage">
            <text:p>81,06 %</text:p>
          </table:table-cell>
          <table:table-cell table:style-name="ce5" table:formula="of:=EXP(-([.B9]^2/[.$F$5]))" office:value-type="percentage" office:value="0.983799332282932" calcext:value-type="percentage">
            <text:p>98,38 %</text:p>
          </table:table-cell>
          <table:table-cell table:number-columns-repeated="5"/>
        </table:table-row>
        <table:table-row table:style-name="ro1">
          <table:table-cell table:style-name="ce1" table:formula="of:=[.B10]/60" office:value-type="float" office:value="1.33333333333333" calcext:value-type="float">
            <text:p>1,33</text:p>
          </table:table-cell>
          <table:table-cell office:value-type="float" office:value="80" calcext:value-type="float">
            <text:p>80</text:p>
          </table:table-cell>
          <table:table-cell table:style-name="ce2" table:formula="of:=EXP([.B10]*[.$F$3])" office:value-type="percentage" office:value="0.786627861066553" calcext:value-type="percentage">
            <text:p>78,66 %</text:p>
          </table:table-cell>
          <table:table-cell table:style-name="ce5" table:formula="of:=EXP(-([.B10]^2/[.$F$5]))" office:value-type="percentage" office:value="0.978892612642946" calcext:value-type="percentage">
            <text:p>97,89 %</text:p>
          </table:table-cell>
          <table:table-cell table:number-columns-repeated="5"/>
        </table:table-row>
        <table:table-row table:style-name="ro1">
          <table:table-cell table:style-name="ce1" table:formula="of:=[.B11]/60" office:value-type="float" office:value="1.5" calcext:value-type="float">
            <text:p>1,50</text:p>
          </table:table-cell>
          <table:table-cell office:value-type="float" office:value="90" calcext:value-type="float">
            <text:p>90</text:p>
          </table:table-cell>
          <table:table-cell table:style-name="ce2" table:formula="of:=EXP([.B11]*[.$F$3])" office:value-type="percentage" office:value="0.763379494336853" calcext:value-type="percentage">
            <text:p>76,34 %</text:p>
          </table:table-cell>
          <table:table-cell table:style-name="ce5" table:formula="of:=EXP(-([.B11]^2/[.$F$5]))" office:value-type="percentage" office:value="0.973361241524337" calcext:value-type="percentage">
            <text:p>97,34 %</text:p>
          </table:table-cell>
          <table:table-cell table:number-columns-repeated="5"/>
        </table:table-row>
        <table:table-row table:style-name="ro1">
          <table:table-cell table:style-name="ce1" table:formula="of:=[.B12]/60" office:value-type="float" office:value="1.66666666666667" calcext:value-type="float">
            <text:p>1,67</text:p>
          </table:table-cell>
          <table:table-cell office:value-type="float" office:value="100" calcext:value-type="float">
            <text:p>100</text:p>
          </table:table-cell>
          <table:table-cell table:style-name="ce2" table:formula="of:=EXP([.B12]*[.$F$3])" office:value-type="percentage" office:value="0.740818220681718" calcext:value-type="percentage">
            <text:p>74,08 %</text:p>
          </table:table-cell>
          <table:table-cell table:style-name="ce5" table:formula="of:=EXP(-([.B12]^2/[.$F$5]))" office:value-type="percentage" office:value="0.967216100482006" calcext:value-type="percentage">
            <text:p>96,72 %</text:p>
          </table:table-cell>
          <table:table-cell table:number-columns-repeated="5"/>
        </table:table-row>
        <table:table-row table:style-name="ro1">
          <table:table-cell table:style-name="ce1" table:formula="of:=[.B13]/60" office:value-type="float" office:value="1.83333333333333" calcext:value-type="float">
            <text:p>1,83</text:p>
          </table:table-cell>
          <table:table-cell office:value-type="float" office:value="110" calcext:value-type="float">
            <text:p>110</text:p>
          </table:table-cell>
          <table:table-cell table:style-name="ce2" table:formula="of:=EXP([.B13]*[.$F$3])" office:value-type="percentage" office:value="0.718923733431926" calcext:value-type="percentage">
            <text:p>71,89 %</text:p>
          </table:table-cell>
          <table:table-cell table:style-name="ce5" table:formula="of:=EXP(-([.B13]^2/[.$F$5]))" office:value-type="percentage" office:value="0.9604692293772" calcext:value-type="percentage">
            <text:p>96,05 %</text:p>
          </table:table-cell>
          <table:table-cell table:number-columns-repeated="5"/>
        </table:table-row>
        <table:table-row table:style-name="ro1">
          <table:table-cell table:style-name="ce1" table:formula="of:=[.B14]/60" office:value-type="float" office:value="2" calcext:value-type="float">
            <text:p>2,00</text:p>
          </table:table-cell>
          <table:table-cell office:value-type="float" office:value="120" calcext:value-type="float">
            <text:p>120</text:p>
          </table:table-cell>
          <table:table-cell table:style-name="ce2" table:formula="of:=EXP([.B14]*[.$F$3])" office:value-type="percentage" office:value="0.697676326071031" calcext:value-type="percentage">
            <text:p>69,77 %</text:p>
          </table:table-cell>
          <table:table-cell table:style-name="ce5" table:formula="of:=EXP(-([.B14]^2/[.$F$5]))" office:value-type="percentage" office:value="0.953133787077505" calcext:value-type="percentage">
            <text:p>95,31 %</text:p>
          </table:table-cell>
          <table:table-cell table:number-columns-repeated="5"/>
        </table:table-row>
        <table:table-row table:style-name="ro1">
          <table:table-cell table:style-name="ce1" table:formula="of:=[.B15]/60" office:value-type="float" office:value="2.16666666666667" calcext:value-type="float">
            <text:p>2,17</text:p>
          </table:table-cell>
          <table:table-cell office:value-type="float" office:value="130" calcext:value-type="float">
            <text:p>130</text:p>
          </table:table-cell>
          <table:table-cell table:style-name="ce2" table:formula="of:=EXP([.B15]*[.$F$3])" office:value-type="percentage" office:value="0.677056874498165" calcext:value-type="percentage">
            <text:p>67,71 %</text:p>
          </table:table-cell>
          <table:table-cell table:style-name="ce5" table:formula="of:=EXP(-([.B15]^2/[.$F$5]))" office:value-type="percentage" office:value="0.945224008702549" calcext:value-type="percentage">
            <text:p>94,52 %</text:p>
          </table:table-cell>
          <table:table-cell table:number-columns-repeated="5"/>
        </table:table-row>
        <table:table-row table:style-name="ro1">
          <table:table-cell table:style-name="ce1" table:formula="of:=[.B16]/60" office:value-type="float" office:value="2.33333333333333" calcext:value-type="float">
            <text:p>2,33</text:p>
          </table:table-cell>
          <table:table-cell office:value-type="float" office:value="140" calcext:value-type="float">
            <text:p>140</text:p>
          </table:table-cell>
          <table:table-cell table:style-name="ce2" table:formula="of:=EXP([.B16]*[.$F$3])" office:value-type="percentage" office:value="0.657046819815057" calcext:value-type="percentage">
            <text:p>65,70 %</text:p>
          </table:table-cell>
          <table:table-cell table:style-name="ce5" table:formula="of:=EXP(-([.B16]^2/[.$F$5]))" office:value-type="percentage" office:value="0.936755159609797" calcext:value-type="percentage">
            <text:p>93,68 %</text:p>
          </table:table-cell>
          <table:table-cell table:number-columns-repeated="5"/>
        </table:table-row>
        <table:table-row table:style-name="ro1">
          <table:table-cell table:style-name="ce1" table:formula="of:=[.B17]/60" office:value-type="float" office:value="2.5" calcext:value-type="float">
            <text:p>2,50</text:p>
          </table:table-cell>
          <table:table-cell office:value-type="float" office:value="150" calcext:value-type="float">
            <text:p>150</text:p>
          </table:table-cell>
          <table:table-cell table:style-name="ce2" table:formula="of:=EXP([.B17]*[.$F$3])" office:value-type="percentage" office:value="0.637628151621773" calcext:value-type="percentage">
            <text:p>63,76 %</text:p>
          </table:table-cell>
          <table:table-cell table:style-name="ce5" table:formula="of:=EXP(-([.B17]^2/[.$F$5]))" office:value-type="percentage" office:value="0.927743486328553" calcext:value-type="percentage">
            <text:p>92,77 %</text:p>
          </table:table-cell>
          <table:table-cell table:number-columns-repeated="5"/>
        </table:table-row>
        <table:table-row table:style-name="ro1">
          <table:table-cell table:style-name="ce1" table:formula="of:=[.B18]/60" office:value-type="float" office:value="2.66666666666667" calcext:value-type="float">
            <text:p>2,67</text:p>
          </table:table-cell>
          <table:table-cell office:value-type="float" office:value="160" calcext:value-type="float">
            <text:p>160</text:p>
          </table:table-cell>
          <table:table-cell table:style-name="ce2" table:formula="of:=EXP([.B18]*[.$F$3])" office:value-type="percentage" office:value="0.618783391806141" calcext:value-type="percentage">
            <text:p>61,88 %</text:p>
          </table:table-cell>
          <table:table-cell table:style-name="ce5" table:formula="of:=EXP(-([.B18]^2/[.$F$5]))" office:value-type="percentage" office:value="0.918206164662781" calcext:value-type="percentage">
            <text:p>91,82 %</text:p>
          </table:table-cell>
          <table:table-cell table:number-columns-repeated="5"/>
        </table:table-row>
        <table:table-row table:style-name="ro1">
          <table:table-cell table:style-name="ce1" table:formula="of:=[.B19]/60" office:value-type="float" office:value="2.83333333333333" calcext:value-type="float">
            <text:p>2,83</text:p>
          </table:table-cell>
          <table:table-cell office:value-type="float" office:value="170" calcext:value-type="float">
            <text:p>170</text:p>
          </table:table-cell>
          <table:table-cell table:style-name="ce2" table:formula="of:=EXP([.B19]*[.$F$3])" office:value-type="percentage" office:value="0.600495578812266" calcext:value-type="percentage">
            <text:p>60,05 %</text:p>
          </table:table-cell>
          <table:table-cell table:style-name="ce5" table:formula="of:=EXP(-([.B19]^2/[.$F$5]))" office:value-type="percentage" office:value="0.908161245194632" calcext:value-type="percentage">
            <text:p>90,82 %</text:p>
          </table:table-cell>
          <table:table-cell table:number-columns-repeated="5"/>
        </table:table-row>
        <table:table-row table:style-name="ro1">
          <table:table-cell table:style-name="ce1" table:formula="of:=[.B20]/60" office:value-type="float" office:value="3" calcext:value-type="float">
            <text:p>3,00</text:p>
          </table:table-cell>
          <table:table-cell office:value-type="float" office:value="180" calcext:value-type="float">
            <text:p>180</text:p>
          </table:table-cell>
          <table:table-cell table:style-name="ce2" table:formula="of:=EXP([.B20]*[.$F$3])" office:value-type="percentage" office:value="0.58274825237399" calcext:value-type="percentage">
            <text:p>58,27 %</text:p>
          </table:table-cell>
          <table:table-cell table:style-name="ce5" table:formula="of:=EXP(-([.B20]^2/[.$F$5]))" office:value-type="percentage" office:value="0.897627596430435" calcext:value-type="percentage">
            <text:p>89,76 %</text:p>
          </table:table-cell>
          <table:table-cell table:number-columns-repeated="5"/>
        </table:table-row>
        <table:table-row table:style-name="ro1">
          <table:table-cell table:style-name="ce1" table:formula="of:=[.B21]/60" office:value-type="float" office:value="3.16666666666667" calcext:value-type="float">
            <text:p>3,17</text:p>
          </table:table-cell>
          <table:table-cell office:value-type="float" office:value="190" calcext:value-type="float">
            <text:p>190</text:p>
          </table:table-cell>
          <table:table-cell table:style-name="ce2" table:formula="of:=EXP([.B21]*[.$F$3])" office:value-type="percentage" office:value="0.565525438699537" calcext:value-type="percentage">
            <text:p>56,55 %</text:p>
          </table:table-cell>
          <table:table-cell table:style-name="ce5" table:formula="of:=EXP(-([.B21]^2/[.$F$5]))" office:value-type="percentage" office:value="0.886624845839468" calcext:value-type="percentage">
            <text:p>88,66 %</text:p>
          </table:table-cell>
          <table:table-cell table:number-columns-repeated="5"/>
        </table:table-row>
        <table:table-row table:style-name="ro1">
          <table:table-cell table:style-name="ce1" table:formula="of:=[.B22]/60" office:value-type="float" office:value="3.33333333333333" calcext:value-type="float">
            <text:p>3,33</text:p>
          </table:table-cell>
          <table:table-cell office:value-type="float" office:value="200" calcext:value-type="float">
            <text:p>200</text:p>
          </table:table-cell>
          <table:table-cell table:style-name="ce2" table:formula="of:=EXP([.B22]*[.$F$3])" office:value-type="percentage" office:value="0.548811636094026" calcext:value-type="percentage">
            <text:p>54,88 %</text:p>
          </table:table-cell>
          <table:table-cell table:style-name="ce5" table:formula="of:=EXP(-([.B22]^2/[.$F$5]))" office:value-type="percentage" office:value="0.875173319042947" calcext:value-type="percentage">
            <text:p>87,52 %</text:p>
          </table:table-cell>
          <table:table-cell table:number-columns-repeated="5"/>
        </table:table-row>
        <table:table-row table:style-name="ro1">
          <table:table-cell table:style-name="ce1" table:formula="of:=[.B23]/60" office:value-type="float" office:value="3.5" calcext:value-type="float">
            <text:p>3,50</text:p>
          </table:table-cell>
          <table:table-cell office:value-type="float" office:value="210" calcext:value-type="float">
            <text:p>210</text:p>
          </table:table-cell>
          <table:table-cell table:style-name="ce2" table:formula="of:=EXP([.B23]*[.$F$3])" office:value-type="percentage" office:value="0.532591801006897" calcext:value-type="percentage">
            <text:p>53,26 %</text:p>
          </table:table-cell>
          <table:table-cell table:style-name="ce5" table:formula="of:=EXP(-([.B23]^2/[.$F$5]))" office:value-type="percentage" office:value="0.863293977416319" calcext:value-type="percentage">
            <text:p>86,33 %</text:p>
          </table:table-cell>
          <table:table-cell table:number-columns-repeated="5"/>
        </table:table-row>
        <table:table-row table:style-name="ro1">
          <table:table-cell table:style-name="ce1" table:formula="of:=[.B24]/60" office:value-type="float" office:value="3.66666666666667" calcext:value-type="float">
            <text:p>3,67</text:p>
          </table:table-cell>
          <table:table-cell office:value-type="float" office:value="220" calcext:value-type="float">
            <text:p>220</text:p>
          </table:table-cell>
          <table:table-cell table:style-name="ce2" table:formula="of:=EXP([.B24]*[.$F$3])" office:value-type="percentage" office:value="0.516851334491699" calcext:value-type="percentage">
            <text:p>51,69 %</text:p>
          </table:table-cell>
          <table:table-cell table:style-name="ce5" table:formula="of:=EXP(-([.B24]^2/[.$F$5]))" office:value-type="percentage" office:value="0.851008354372198" calcext:value-type="percentage">
            <text:p>85,10 %</text:p>
          </table:table-cell>
          <table:table-cell table:number-columns-repeated="5"/>
        </table:table-row>
        <table:table-row table:style-name="ro1">
          <table:table-cell table:style-name="ce1" table:formula="of:=[.B25]/60" office:value-type="float" office:value="3.83333333333333" calcext:value-type="float">
            <text:p>3,83</text:p>
          </table:table-cell>
          <table:table-cell office:value-type="float" office:value="230" calcext:value-type="float">
            <text:p>230</text:p>
          </table:table-cell>
          <table:table-cell table:style-name="ce2" table:formula="of:=EXP([.B25]*[.$F$3])" office:value-type="percentage" office:value="0.501576069066055" calcext:value-type="percentage">
            <text:p>50,16 %</text:p>
          </table:table-cell>
          <table:table-cell table:style-name="ce5" table:formula="of:=EXP(-([.B25]^2/[.$F$5]))" office:value-type="percentage" office:value="0.838338490594007" calcext:value-type="percentage">
            <text:p>83,83 %</text:p>
          </table:table-cell>
          <table:table-cell table:number-columns-repeated="5"/>
        </table:table-row>
        <table:table-row table:style-name="ro1">
          <table:table-cell table:style-name="ce1" table:formula="of:=[.B26]/60" office:value-type="float" office:value="4" calcext:value-type="float">
            <text:p>4,00</text:p>
          </table:table-cell>
          <table:table-cell office:value-type="float" office:value="240" calcext:value-type="float">
            <text:p>240</text:p>
          </table:table-cell>
          <table:table-cell table:style-name="ce2" table:formula="of:=EXP([.B26]*[.$F$3])" office:value-type="percentage" office:value="0.486752255959972" calcext:value-type="percentage">
            <text:p>48,68 %</text:p>
          </table:table-cell>
          <table:table-cell table:style-name="ce5" table:formula="of:=EXP(-([.B26]^2/[.$F$5]))" office:value-type="percentage" office:value="0.825306868491682" calcext:value-type="percentage">
            <text:p>82,53 %</text:p>
          </table:table-cell>
          <table:table-cell table:number-columns-repeated="5"/>
        </table:table-row>
        <table:table-row table:style-name="ro1">
          <table:table-cell table:style-name="ce1" table:formula="of:=[.B27]/60" office:value-type="float" office:value="4.16666666666667" calcext:value-type="float">
            <text:p>4,17</text:p>
          </table:table-cell>
          <table:table-cell office:value-type="float" office:value="250" calcext:value-type="float">
            <text:p>250</text:p>
          </table:table-cell>
          <table:table-cell table:style-name="ce2" table:formula="of:=EXP([.B27]*[.$F$3])" office:value-type="percentage" office:value="0.472366552741015" calcext:value-type="percentage">
            <text:p>47,24 %</text:p>
          </table:table-cell>
          <table:table-cell table:style-name="ce5" table:formula="of:=EXP(-([.B27]^2/[.$F$5]))" office:value-type="percentage" office:value="0.811936346150635" calcext:value-type="percentage">
            <text:p>81,19 %</text:p>
          </table:table-cell>
          <table:table-cell table:number-columns-repeated="5"/>
        </table:table-row>
        <table:table-row table:style-name="ro1">
          <table:table-cell table:style-name="ce1" table:formula="of:=[.B28]/60" office:value-type="float" office:value="4.33333333333333" calcext:value-type="float">
            <text:p>4,33</text:p>
          </table:table-cell>
          <table:table-cell office:value-type="float" office:value="260" calcext:value-type="float">
            <text:p>260</text:p>
          </table:table-cell>
          <table:table-cell table:style-name="ce2" table:formula="of:=EXP([.B28]*[.$F$3])" office:value-type="percentage" office:value="0.458406011305224" calcext:value-type="percentage">
            <text:p>45,84 %</text:p>
          </table:table-cell>
          <table:table-cell table:style-name="ce5" table:formula="of:=EXP(-([.B28]^2/[.$F$5]))" office:value-type="percentage" office:value="0.798250091043541" calcext:value-type="percentage">
            <text:p>79,83 %</text:p>
          </table:table-cell>
          <table:table-cell table:number-columns-repeated="5"/>
        </table:table-row>
        <table:table-row table:style-name="ro1">
          <table:table-cell table:style-name="ce1" table:formula="of:=[.B29]/60" office:value-type="float" office:value="4.5" calcext:value-type="float">
            <text:p>4,50</text:p>
          </table:table-cell>
          <table:table-cell office:value-type="float" office:value="270" calcext:value-type="float">
            <text:p>270</text:p>
          </table:table-cell>
          <table:table-cell table:style-name="ce2" table:formula="of:=EXP([.B29]*[.$F$3])" office:value-type="percentage" office:value="0.444858066222941" calcext:value-type="percentage">
            <text:p>44,49 %</text:p>
          </table:table-cell>
          <table:table-cell table:style-name="ce5" table:formula="of:=EXP(-([.B29]^2/[.$F$5]))" office:value-type="percentage" office:value="0.784271513771556" calcext:value-type="percentage">
            <text:p>78,43 %</text:p>
          </table:table-cell>
          <table:table-cell table:number-columns-repeated="5"/>
        </table:table-row>
        <table:table-row table:style-name="ro1">
          <table:table-cell table:style-name="ce1" table:formula="of:=[.B30]/60" office:value-type="float" office:value="4.66666666666667" calcext:value-type="float">
            <text:p>4,67</text:p>
          </table:table-cell>
          <table:table-cell office:value-type="float" office:value="280" calcext:value-type="float">
            <text:p>280</text:p>
          </table:table-cell>
          <table:table-cell table:style-name="ce2" table:formula="of:=EXP([.B30]*[.$F$3])" office:value-type="percentage" office:value="0.43171052342908" calcext:value-type="percentage">
            <text:p>43,17 %</text:p>
          </table:table-cell>
          <table:table-cell table:style-name="ce5" table:formula="of:=EXP(-([.B30]^2/[.$F$5]))" office:value-type="percentage" office:value="0.770024202097171" calcext:value-type="percentage">
            <text:p>77,00 %</text:p>
          </table:table-cell>
          <table:table-cell table:number-columns-repeated="5"/>
        </table:table-row>
        <table:table-row table:style-name="ro1">
          <table:table-cell table:style-name="ce1" table:formula="of:=[.B31]/60" office:value-type="float" office:value="4.83333333333333" calcext:value-type="float">
            <text:p>4,83</text:p>
          </table:table-cell>
          <table:table-cell office:value-type="float" office:value="290" calcext:value-type="float">
            <text:p>290</text:p>
          </table:table-cell>
          <table:table-cell table:style-name="ce2" table:formula="of:=EXP([.B31]*[.$F$3])" office:value-type="percentage" office:value="0.418951549247639" calcext:value-type="percentage">
            <text:p>41,90 %</text:p>
          </table:table-cell>
          <table:table-cell table:style-name="ce5" table:formula="of:=EXP(-([.B31]^2/[.$F$5]))" office:value-type="percentage" office:value="0.755531855525228" calcext:value-type="percentage">
            <text:p>75,55 %</text:p>
          </table:table-cell>
          <table:table-cell table:number-columns-repeated="5"/>
        </table:table-row>
        <table:table-row table:style-name="ro1">
          <table:table-cell table:style-name="ce1" table:formula="of:=[.B32]/60" office:value-type="float" office:value="5" calcext:value-type="float">
            <text:p>5,00</text:p>
          </table:table-cell>
          <table:table-cell office:value-type="float" office:value="300" calcext:value-type="float">
            <text:p>300</text:p>
          </table:table-cell>
          <table:table-cell table:style-name="ce2" table:formula="of:=EXP([.B32]*[.$F$3])" office:value-type="percentage" office:value="0.406569659740599" calcext:value-type="percentage">
            <text:p>40,66 %</text:p>
          </table:table-cell>
          <table:table-cell table:style-name="ce5" table:formula="of:=EXP(-([.B32]^2/[.$F$5]))" office:value-type="percentage" office:value="0.740818220681718" calcext:value-type="percentage">
            <text:p>74,08 %</text:p>
          </table:table-cell>
          <table:table-cell table:number-columns-repeated="5"/>
        </table:table-row>
        <table:table-row table:style-name="ro1">
          <table:table-cell table:style-name="ce1" table:formula="of:=[.B33]/60" office:value-type="float" office:value="5.16666666666667" calcext:value-type="float">
            <text:p>5,17</text:p>
          </table:table-cell>
          <table:table-cell office:value-type="float" office:value="310" calcext:value-type="float">
            <text:p>310</text:p>
          </table:table-cell>
          <table:table-cell table:style-name="ce2" table:formula="of:=EXP([.B33]*[.$F$3])" office:value-type="percentage" office:value="0.394553710371601" calcext:value-type="percentage">
            <text:p>39,46 %</text:p>
          </table:table-cell>
          <table:table-cell table:style-name="ce5" table:formula="of:=EXP(-([.B33]^2/[.$F$5]))" office:value-type="percentage" office:value="0.725907027731797" calcext:value-type="percentage">
            <text:p>72,59 %</text:p>
          </table:table-cell>
          <table:table-cell table:number-columns-repeated="5"/>
        </table:table-row>
        <table:table-row table:style-name="ro1">
          <table:table-cell table:style-name="ce1" table:formula="of:=[.B34]/60" office:value-type="float" office:value="5.33333333333333" calcext:value-type="float">
            <text:p>5,33</text:p>
          </table:table-cell>
          <table:table-cell office:value-type="float" office:value="320" calcext:value-type="float">
            <text:p>320</text:p>
          </table:table-cell>
          <table:table-cell table:style-name="ce2" table:formula="of:=EXP([.B34]*[.$F$3])" office:value-type="percentage" office:value="0.382892885975112" calcext:value-type="percentage">
            <text:p>38,29 %</text:p>
          </table:table-cell>
          <table:table-cell table:style-name="ce5" table:formula="of:=EXP(-([.B34]^2/[.$F$5]))" office:value-type="percentage" office:value="0.710821928069225" calcext:value-type="percentage">
            <text:p>71,08 %</text:p>
          </table:table-cell>
          <table:table-cell table:number-columns-repeated="5"/>
        </table:table-row>
        <table:table-row table:style-name="ro1">
          <table:table-cell table:style-name="ce1" table:formula="of:=[.B35]/60" office:value-type="float" office:value="5.5" calcext:value-type="float">
            <text:p>5,50</text:p>
          </table:table-cell>
          <table:table-cell office:value-type="float" office:value="330" calcext:value-type="float">
            <text:p>330</text:p>
          </table:table-cell>
          <table:table-cell table:style-name="ce2" table:formula="of:=EXP([.B35]*[.$F$3])" office:value-type="percentage" office:value="0.371576691022046" calcext:value-type="percentage">
            <text:p>37,16 %</text:p>
          </table:table-cell>
          <table:table-cell table:style-name="ce5" table:formula="of:=EXP(-([.B35]^2/[.$F$5]))" office:value-type="percentage" office:value="0.695586433499095" calcext:value-type="percentage">
            <text:p>69,56 %</text:p>
          </table:table-cell>
          <table:table-cell table:number-columns-repeated="5"/>
        </table:table-row>
        <table:table-row table:style-name="ro1">
          <table:table-cell table:style-name="ce1" table:formula="of:=[.B36]/60" office:value-type="float" office:value="5.66666666666667" calcext:value-type="float">
            <text:p>5,67</text:p>
          </table:table-cell>
          <table:table-cell office:value-type="float" office:value="340" calcext:value-type="float">
            <text:p>340</text:p>
          </table:table-cell>
          <table:table-cell table:style-name="ce2" table:formula="of:=EXP([.B36]*[.$F$3])" office:value-type="percentage" office:value="0.360594940173078" calcext:value-type="percentage">
            <text:p>36,06 %</text:p>
          </table:table-cell>
          <table:table-cell table:style-name="ce5" table:formula="of:=EXP(-([.B36]^2/[.$F$5]))" office:value-type="percentage" office:value="0.680223857124466" calcext:value-type="percentage">
            <text:p>68,02 %</text:p>
          </table:table-cell>
          <table:table-cell table:number-columns-repeated="5"/>
        </table:table-row>
        <table:table-row table:style-name="ro1">
          <table:table-cell table:style-name="ce1" table:formula="of:=[.B37]/60" office:value-type="float" office:value="5.83333333333333" calcext:value-type="float">
            <text:p>5,83</text:p>
          </table:table-cell>
          <table:table-cell office:value-type="float" office:value="350" calcext:value-type="float">
            <text:p>350</text:p>
          </table:table-cell>
          <table:table-cell table:style-name="ce2" table:formula="of:=EXP([.B37]*[.$F$3])" office:value-type="percentage" office:value="0.349937749111155" calcext:value-type="percentage">
            <text:p>34,99 %</text:p>
          </table:table-cell>
          <table:table-cell table:style-name="ce5" table:formula="of:=EXP(-([.B37]^2/[.$F$5]))" office:value-type="percentage" office:value="0.664757256135294" calcext:value-type="percentage">
            <text:p>66,48 %</text:p>
          </table:table-cell>
          <table:table-cell table:number-columns-repeated="5"/>
        </table:table-row>
        <table:table-row table:style-name="ro1">
          <table:table-cell table:style-name="ce1" table:formula="of:=[.B38]/60" office:value-type="float" office:value="6" calcext:value-type="float">
            <text:p>6,00</text:p>
          </table:table-cell>
          <table:table-cell office:value-type="float" office:value="360" calcext:value-type="float">
            <text:p>360</text:p>
          </table:table-cell>
          <table:table-cell table:style-name="ce2" table:formula="of:=EXP([.B38]*[.$F$3])" office:value-type="percentage" office:value="0.339595525644939" calcext:value-type="percentage">
            <text:p>33,96 %</text:p>
          </table:table-cell>
          <table:table-cell table:style-name="ce5" table:formula="of:=EXP(-([.B38]^2/[.$F$5]))" office:value-type="percentage" office:value="0.649209376685147" calcext:value-type="percentage">
            <text:p>64,92 %</text:p>
          </table:table-cell>
          <table:table-cell table:number-columns-repeated="5"/>
        </table:table-row>
        <table:table-row table:style-name="ro1">
          <table:table-cell table:style-name="ce1" table:formula="of:=[.B39]/60" office:value-type="float" office:value="6.16666666666667" calcext:value-type="float">
            <text:p>6,17</text:p>
          </table:table-cell>
          <table:table-cell office:value-type="float" office:value="370" calcext:value-type="float">
            <text:p>370</text:p>
          </table:table-cell>
          <table:table-cell table:style-name="ce2" table:formula="of:=EXP([.B39]*[.$F$3])" office:value-type="percentage" office:value="0.329558961075189" calcext:value-type="percentage">
            <text:p>32,96 %</text:p>
          </table:table-cell>
          <table:table-cell table:style-name="ce5" table:formula="of:=EXP(-([.B39]^2/[.$F$5]))" office:value-type="percentage" office:value="0.633602601027484" calcext:value-type="percentage">
            <text:p>63,36 %</text:p>
          </table:table-cell>
          <table:table-cell table:number-columns-repeated="5"/>
        </table:table-row>
        <table:table-row table:style-name="ro1">
          <table:table-cell table:style-name="ce1" table:formula="of:=[.B40]/60" office:value-type="float" office:value="6.33333333333333" calcext:value-type="float">
            <text:p>6,33</text:p>
          </table:table-cell>
          <table:table-cell office:value-type="float" office:value="380" calcext:value-type="float">
            <text:p>380</text:p>
          </table:table-cell>
          <table:table-cell table:style-name="ce2" table:formula="of:=EXP([.B40]*[.$F$3])" office:value-type="percentage" office:value="0.319819021816304" calcext:value-type="percentage">
            <text:p>31,98 %</text:p>
          </table:table-cell>
          <table:table-cell table:style-name="ce5" table:formula="of:=EXP(-([.B40]^2/[.$F$5]))" office:value-type="percentage" office:value="0.617958897069038" calcext:value-type="percentage">
            <text:p>61,80 %</text:p>
          </table:table-cell>
          <table:table-cell table:number-columns-repeated="5"/>
        </table:table-row>
        <table:table-row table:style-name="ro1">
          <table:table-cell table:style-name="ce1" table:formula="of:=[.B41]/60" office:value-type="float" office:value="6.5" calcext:value-type="float">
            <text:p>6,50</text:p>
          </table:table-cell>
          <table:table-cell office:value-type="float" office:value="390" calcext:value-type="float">
            <text:p>390</text:p>
          </table:table-cell>
          <table:table-cell table:style-name="ce2" table:formula="of:=EXP([.B41]*[.$F$3])" office:value-type="percentage" office:value="0.310366941265485" calcext:value-type="percentage">
            <text:p>31,04 %</text:p>
          </table:table-cell>
          <table:table-cell table:style-name="ce5" table:formula="of:=EXP(-([.B41]^2/[.$F$5]))" office:value-type="percentage" office:value="0.602299770483065" calcext:value-type="percentage">
            <text:p>60,23 %</text:p>
          </table:table-cell>
          <table:table-cell table:number-columns-repeated="5"/>
        </table:table-row>
        <table:table-row table:style-name="ro1">
          <table:table-cell table:style-name="ce1" table:formula="of:=[.B42]/60" office:value-type="float" office:value="6.66666666666667" calcext:value-type="float">
            <text:p>6,67</text:p>
          </table:table-cell>
          <table:table-cell office:value-type="float" office:value="400" calcext:value-type="float">
            <text:p>400</text:p>
          </table:table-cell>
          <table:table-cell table:style-name="ce2" table:formula="of:=EXP([.B42]*[.$F$3])" office:value-type="percentage" office:value="0.301194211912202" calcext:value-type="percentage">
            <text:p>30,12 %</text:p>
          </table:table-cell>
          <table:table-cell table:style-name="ce5" table:formula="of:=EXP(-([.B42]^2/[.$F$5]))" office:value-type="percentage" office:value="0.586646219510032" calcext:value-type="percentage">
            <text:p>58,66 %</text:p>
          </table:table-cell>
          <table:table-cell table:number-columns-repeated="5"/>
        </table:table-row>
        <table:table-row table:style-name="ro1">
          <table:table-cell table:style-name="ce1" table:formula="of:=[.B43]/60" office:value-type="float" office:value="6.83333333333333" calcext:value-type="float">
            <text:p>6,83</text:p>
          </table:table-cell>
          <table:table-cell office:value-type="float" office:value="410" calcext:value-type="float">
            <text:p>410</text:p>
          </table:table-cell>
          <table:table-cell table:style-name="ce2" table:formula="of:=EXP([.B43]*[.$F$3])" office:value-type="percentage" office:value="0.292292577680859" calcext:value-type="percentage">
            <text:p>29,23 %</text:p>
          </table:table-cell>
          <table:table-cell table:style-name="ce5" table:formula="of:=EXP(-([.B43]^2/[.$F$5]))" office:value-type="percentage" office:value="0.571018692557843" calcext:value-type="percentage">
            <text:p>57,10 %</text:p>
          </table:table-cell>
          <table:table-cell table:number-columns-repeated="5"/>
        </table:table-row>
        <table:table-row table:style-name="ro1">
          <table:table-cell table:style-name="ce1" table:formula="of:=[.B44]/60" office:value-type="float" office:value="7" calcext:value-type="float">
            <text:p>7,00</text:p>
          </table:table-cell>
          <table:table-cell office:value-type="float" office:value="420" calcext:value-type="float">
            <text:p>420</text:p>
          </table:table-cell>
          <table:table-cell table:style-name="ce2" table:formula="of:=EXP([.B44]*[.$F$3])" office:value-type="percentage" office:value="0.28365402649977" calcext:value-type="percentage">
            <text:p>28,37 %</text:p>
          </table:table-cell>
          <table:table-cell table:style-name="ce5" table:formula="of:=EXP(-([.B44]^2/[.$F$5]))" office:value-type="percentage" office:value="0.555437048698018" calcext:value-type="percentage">
            <text:p>55,54 %</text:p>
          </table:table-cell>
          <table:table-cell table:number-columns-repeated="5"/>
        </table:table-row>
        <table:table-row table:style-name="ro1">
          <table:table-cell table:style-name="ce1" table:formula="of:=[.B45]/60" office:value-type="float" office:value="7.16666666666667" calcext:value-type="float">
            <text:p>7,17</text:p>
          </table:table-cell>
          <table:table-cell office:value-type="float" office:value="430" calcext:value-type="float">
            <text:p>430</text:p>
          </table:table-cell>
          <table:table-cell table:style-name="ce2" table:formula="of:=EXP([.B45]*[.$F$3])" office:value-type="percentage" office:value="0.275270783089752" calcext:value-type="percentage">
            <text:p>27,53 %</text:p>
          </table:table-cell>
          <table:table-cell table:style-name="ce5" table:formula="of:=EXP(-([.B45]^2/[.$F$5]))" office:value-type="percentage" office:value="0.539920521138407" calcext:value-type="percentage">
            <text:p>53,99 %</text:p>
          </table:table-cell>
          <table:table-cell table:number-columns-repeated="5"/>
        </table:table-row>
        <table:table-row table:style-name="ro1">
          <table:table-cell table:style-name="ce1" table:formula="of:=[.B46]/60" office:value-type="float" office:value="7.33333333333333" calcext:value-type="float">
            <text:p>7,33</text:p>
          </table:table-cell>
          <table:table-cell office:value-type="float" office:value="440" calcext:value-type="float">
            <text:p>440</text:p>
          </table:table-cell>
          <table:table-cell table:style-name="ce2" table:formula="of:=EXP([.B46]*[.$F$3])" office:value-type="percentage" office:value="0.26713530196585" calcext:value-type="percentage">
            <text:p>26,71 %</text:p>
          </table:table-cell>
          <table:table-cell table:style-name="ce5" table:formula="of:=EXP(-([.B46]^2/[.$F$5]))" office:value-type="percentage" office:value="0.524487683737238" calcext:value-type="percentage">
            <text:p>52,45 %</text:p>
          </table:table-cell>
          <table:table-cell table:number-columns-repeated="5"/>
        </table:table-row>
        <table:table-row table:style-name="ro1">
          <table:table-cell table:style-name="ce1" table:formula="of:=[.B47]/60" office:value-type="float" office:value="7.5" calcext:value-type="float">
            <text:p>7,50</text:p>
          </table:table-cell>
          <table:table-cell office:value-type="float" office:value="450" calcext:value-type="float">
            <text:p>450</text:p>
          </table:table-cell>
          <table:table-cell table:style-name="ce2" table:formula="of:=EXP([.B47]*[.$F$3])" office:value-type="percentage" office:value="0.259240260645891" calcext:value-type="percentage">
            <text:p>25,92 %</text:p>
          </table:table-cell>
          <table:table-cell table:style-name="ce5" table:formula="of:=EXP(-([.B47]^2/[.$F$5]))" office:value-type="percentage" office:value="0.509156420607549" calcext:value-type="percentage">
            <text:p>50,92 %</text:p>
          </table:table-cell>
          <table:table-cell table:number-columns-repeated="5"/>
        </table:table-row>
        <table:table-row table:style-name="ro1">
          <table:table-cell table:style-name="ce1" table:formula="of:=[.B48]/60" office:value-type="float" office:value="7.66666666666667" calcext:value-type="float">
            <text:p>7,67</text:p>
          </table:table-cell>
          <table:table-cell office:value-type="float" office:value="460" calcext:value-type="float">
            <text:p>460</text:p>
          </table:table-cell>
          <table:table-cell table:style-name="ce2" table:formula="of:=EXP([.B48]*[.$F$3])" office:value-type="percentage" office:value="0.251578553059756" calcext:value-type="percentage">
            <text:p>25,16 %</text:p>
          </table:table-cell>
          <table:table-cell table:style-name="ce5" table:formula="of:=EXP(-([.B48]^2/[.$F$5]))" office:value-type="percentage" office:value="0.493943898845483" calcext:value-type="percentage">
            <text:p>49,39 %</text:p>
          </table:table-cell>
          <table:table-cell table:number-columns-repeated="5"/>
        </table:table-row>
        <table:table-row table:style-name="ro1">
          <table:table-cell table:style-name="ce1" table:formula="of:=[.B49]/60" office:value-type="float" office:value="7.83333333333333" calcext:value-type="float">
            <text:p>7,83</text:p>
          </table:table-cell>
          <table:table-cell office:value-type="float" office:value="470" calcext:value-type="float">
            <text:p>470</text:p>
          </table:table-cell>
          <table:table-cell table:style-name="ce2" table:formula="of:=EXP([.B49]*[.$F$3])" office:value-type="percentage" office:value="0.244143283153437" calcext:value-type="percentage">
            <text:p>24,41 %</text:p>
          </table:table-cell>
          <table:table-cell table:style-name="ce5" table:formula="of:=EXP(-([.B49]^2/[.$F$5]))" office:value-type="percentage" office:value="0.478866544400631" calcext:value-type="percentage">
            <text:p>47,89 %</text:p>
          </table:table-cell>
          <table:table-cell table:number-columns-repeated="5"/>
        </table:table-row>
        <table:table-row table:style-name="ro1">
          <table:table-cell table:style-name="ce1" table:formula="of:=[.B50]/60" office:value-type="float" office:value="8" calcext:value-type="float">
            <text:p>8,00</text:p>
          </table:table-cell>
          <table:table-cell office:value-type="float" office:value="480" calcext:value-type="float">
            <text:p>480</text:p>
          </table:table-cell>
          <table:table-cell table:style-name="ce2" table:formula="of:=EXP([.B50]*[.$F$3])" office:value-type="percentage" office:value="0.236927758682122" calcext:value-type="percentage">
            <text:p>23,69 %</text:p>
          </table:table-cell>
          <table:table-cell table:style-name="ce5" table:formula="of:=EXP(-([.B50]^2/[.$F$5]))" office:value-type="percentage" office:value="0.463940021091647" calcext:value-type="percentage">
            <text:p>46,39 %</text:p>
          </table:table-cell>
          <table:table-cell table:number-columns-repeated="5"/>
        </table:table-row>
        <table:table-row table:style-name="ro1">
          <table:table-cell table:style-name="ce1" table:formula="of:=[.B51]/60" office:value-type="float" office:value="8.16666666666667" calcext:value-type="float">
            <text:p>8,17</text:p>
          </table:table-cell>
          <table:table-cell office:value-type="float" office:value="490" calcext:value-type="float">
            <text:p>490</text:p>
          </table:table-cell>
          <table:table-cell table:style-name="ce2" table:formula="of:=EXP([.B51]*[.$F$3])" office:value-type="percentage" office:value="0.229925485186724" calcext:value-type="percentage">
            <text:p>22,99 %</text:p>
          </table:table-cell>
          <table:table-cell table:style-name="ce5" table:formula="of:=EXP(-([.B51]^2/[.$F$5]))" office:value-type="percentage" office:value="0.449179212755796" calcext:value-type="percentage">
            <text:p>44,92 %</text:p>
          </table:table-cell>
          <table:table-cell table:number-columns-repeated="5"/>
        </table:table-row>
        <table:table-row table:style-name="ro1">
          <table:table-cell table:style-name="ce1" table:formula="of:=[.B52]/60" office:value-type="float" office:value="8.33333333333333" calcext:value-type="float">
            <text:p>8,33</text:p>
          </table:table-cell>
          <table:table-cell office:value-type="float" office:value="500" calcext:value-type="float">
            <text:p>500</text:p>
          </table:table-cell>
          <table:table-cell table:style-name="ce2" table:formula="of:=EXP([.B52]*[.$F$3])" office:value-type="percentage" office:value="0.22313016014843" calcext:value-type="percentage">
            <text:p>22,31 %</text:p>
          </table:table-cell>
          <table:table-cell table:style-name="ce5" table:formula="of:=EXP(-([.B52]^2/[.$F$5]))" office:value-type="percentage" office:value="0.434598208507078" calcext:value-type="percentage">
            <text:p>43,46 %</text:p>
          </table:table-cell>
          <table:table-cell table:number-columns-repeated="5"/>
        </table:table-row>
        <table:table-row table:style-name="ro1">
          <table:table-cell table:style-name="ce1" table:formula="of:=[.B53]/60" office:value-type="float" office:value="8.5" calcext:value-type="float">
            <text:p>8,50</text:p>
          </table:table-cell>
          <table:table-cell office:value-type="float" office:value="510" calcext:value-type="float">
            <text:p>510</text:p>
          </table:table-cell>
          <table:table-cell table:style-name="ce2" table:formula="of:=EXP([.B53]*[.$F$3])" office:value-type="percentage" office:value="0.216535667316007" calcext:value-type="percentage">
            <text:p>21,65 %</text:p>
          </table:table-cell>
          <table:table-cell table:style-name="ce5" table:formula="of:=EXP(-([.B53]^2/[.$F$5]))" office:value-type="percentage" office:value="0.42021029106405" calcext:value-type="percentage">
            <text:p>42,02 %</text:p>
          </table:table-cell>
          <table:table-cell table:number-columns-repeated="5"/>
        </table:table-row>
        <table:table-row table:style-name="ro1">
          <table:table-cell table:style-name="ce1" table:formula="of:=[.B54]/60" office:value-type="float" office:value="8.66666666666667" calcext:value-type="float">
            <text:p>8,67</text:p>
          </table:table-cell>
          <table:table-cell office:value-type="float" office:value="520" calcext:value-type="float">
            <text:p>520</text:p>
          </table:table-cell>
          <table:table-cell table:style-name="ce2" table:formula="of:=EXP([.B54]*[.$F$3])" office:value-type="percentage" office:value="0.210136071200765" calcext:value-type="percentage">
            <text:p>21,01 %</text:p>
          </table:table-cell>
          <table:table-cell table:style-name="ce5" table:formula="of:=EXP(-([.B54]^2/[.$F$5]))" office:value-type="percentage" office:value="0.406027928095631" calcext:value-type="percentage">
            <text:p>40,60 %</text:p>
          </table:table-cell>
          <table:table-cell table:number-columns-repeated="5"/>
        </table:table-row>
        <table:table-row table:style-name="ro1">
          <table:table-cell table:style-name="ce1" table:formula="of:=[.B55]/60" office:value-type="float" office:value="8.83333333333333" calcext:value-type="float">
            <text:p>8,83</text:p>
          </table:table-cell>
          <table:table-cell office:value-type="float" office:value="530" calcext:value-type="float">
            <text:p>530</text:p>
          </table:table-cell>
          <table:table-cell table:style-name="ce2" table:formula="of:=EXP([.B55]*[.$F$3])" office:value-type="percentage" office:value="0.203925611734213" calcext:value-type="percentage">
            <text:p>20,39 %</text:p>
          </table:table-cell>
          <table:table-cell table:style-name="ce5" table:formula="of:=EXP(-([.B55]^2/[.$F$5]))" office:value-type="percentage" office:value="0.392062766520979" calcext:value-type="percentage">
            <text:p>39,21 %</text:p>
          </table:table-cell>
          <table:table-cell table:number-columns-repeated="5"/>
        </table:table-row>
        <table:table-row table:style-name="ro1">
          <table:table-cell table:style-name="ce1" table:formula="of:=[.B56]/60" office:value-type="float" office:value="9" calcext:value-type="float">
            <text:p>9,00</text:p>
          </table:table-cell>
          <table:table-cell office:value-type="float" office:value="540" calcext:value-type="float">
            <text:p>540</text:p>
          </table:table-cell>
          <table:table-cell table:style-name="ce2" table:formula="of:=EXP([.B56]*[.$F$3])" office:value-type="percentage" office:value="0.197898699083615" calcext:value-type="percentage">
            <text:p>19,79 %</text:p>
          </table:table-cell>
          <table:table-cell table:style-name="ce5" table:formula="of:=EXP(-([.B56]^2/[.$F$5]))" office:value-type="percentage" office:value="0.378325629688077" calcext:value-type="percentage">
            <text:p>37,83 %</text:p>
          </table:table-cell>
          <table:table-cell table:number-columns-repeated="5"/>
        </table:table-row>
        <table:table-row table:style-name="ro1">
          <table:table-cell table:style-name="ce1" table:formula="of:=[.B57]/60" office:value-type="float" office:value="9.16666666666667" calcext:value-type="float">
            <text:p>9,17</text:p>
          </table:table-cell>
          <table:table-cell office:value-type="float" office:value="550" calcext:value-type="float">
            <text:p>550</text:p>
          </table:table-cell>
          <table:table-cell table:style-name="ce2" table:formula="of:=EXP([.B57]*[.$F$3])" office:value-type="percentage" office:value="0.192049908620754" calcext:value-type="percentage">
            <text:p>19,20 %</text:p>
          </table:table-cell>
          <table:table-cell table:style-name="ce5" table:formula="of:=EXP(-([.B57]^2/[.$F$5]))" office:value-type="percentage" office:value="0.364826517344987" calcext:value-type="percentage">
            <text:p>36,48 %</text:p>
          </table:table-cell>
          <table:table-cell table:number-columns-repeated="5"/>
        </table:table-row>
        <table:table-row table:style-name="ro1">
          <table:table-cell table:style-name="ce1" table:formula="of:=[.B58]/60" office:value-type="float" office:value="9.33333333333333" calcext:value-type="float">
            <text:p>9,33</text:p>
          </table:table-cell>
          <table:table-cell office:value-type="float" office:value="560" calcext:value-type="float">
            <text:p>560</text:p>
          </table:table-cell>
          <table:table-cell table:style-name="ce2" table:formula="of:=EXP([.B58]*[.$F$3])" office:value-type="percentage" office:value="0.18637397603941" calcext:value-type="percentage">
            <text:p>18,64 %</text:p>
          </table:table-cell>
          <table:table-cell table:style-name="ce5" table:formula="of:=EXP(-([.B58]^2/[.$F$5]))" office:value-type="percentage" office:value="0.351574608307871" calcext:value-type="percentage">
            <text:p>35,16 %</text:p>
          </table:table-cell>
          <table:table-cell table:number-columns-repeated="5"/>
        </table:table-row>
        <table:table-row table:style-name="ro1">
          <table:table-cell table:style-name="ce1" table:formula="of:=[.B59]/60" office:value-type="float" office:value="9.5" calcext:value-type="float">
            <text:p>9,50</text:p>
          </table:table-cell>
          <table:table-cell office:value-type="float" office:value="570" calcext:value-type="float">
            <text:p>570</text:p>
          </table:table-cell>
          <table:table-cell table:style-name="ce2" table:formula="of:=EXP([.B59]*[.$F$3])" office:value-type="percentage" office:value="0.180865792617122" calcext:value-type="percentage">
            <text:p>18,09 %</text:p>
          </table:table-cell>
          <table:table-cell table:style-name="ce5" table:formula="of:=EXP(-([.B59]^2/[.$F$5]))" office:value-type="percentage" office:value="0.338578265720835" calcext:value-type="percentage">
            <text:p>33,86 %</text:p>
          </table:table-cell>
          <table:table-cell table:number-columns-repeated="5"/>
        </table:table-row>
        <table:table-row table:style-name="ro1">
          <table:table-cell table:style-name="ce1" table:formula="of:=[.B60]/60" office:value-type="float" office:value="9.66666666666667" calcext:value-type="float">
            <text:p>9,67</text:p>
          </table:table-cell>
          <table:table-cell office:value-type="float" office:value="580" calcext:value-type="float">
            <text:p>580</text:p>
          </table:table-cell>
          <table:table-cell table:style-name="ce2" table:formula="of:=EXP([.B60]*[.$F$3])" office:value-type="percentage" office:value="0.175520400616997" calcext:value-type="percentage">
            <text:p>17,55 %</text:p>
          </table:table-cell>
          <table:table-cell table:style-name="ce5" table:formula="of:=EXP(-([.B60]^2/[.$F$5]))" office:value-type="percentage" office:value="0.325845044794502" calcext:value-type="percentage">
            <text:p>32,58 %</text:p>
          </table:table-cell>
          <table:table-cell table:number-columns-repeated="5"/>
        </table:table-row>
        <table:table-row table:style-name="ro1">
          <table:table-cell table:style-name="ce1" table:formula="of:=[.B61]/60" office:value-type="float" office:value="9.83333333333333" calcext:value-type="float">
            <text:p>9,83</text:p>
          </table:table-cell>
          <table:table-cell office:value-type="float" office:value="590" calcext:value-type="float">
            <text:p>590</text:p>
          </table:table-cell>
          <table:table-cell table:style-name="ce2" table:formula="of:=EXP([.B61]*[.$F$3])" office:value-type="percentage" office:value="0.170332988825409" calcext:value-type="percentage">
            <text:p>17,03 %</text:p>
          </table:table-cell>
          <table:table-cell table:style-name="ce5" table:formula="of:=EXP(-([.B61]^2/[.$F$5]))" office:value-type="percentage" office:value="0.313381702902942" calcext:value-type="percentage">
            <text:p>31,34 %</text:p>
          </table:table-cell>
          <table:table-cell table:number-columns-repeated="5"/>
        </table:table-row>
        <table:table-row table:style-name="ro1">
          <table:table-cell table:style-name="ce1" table:formula="of:=[.B62]/60" office:value-type="float" office:value="10" calcext:value-type="float">
            <text:p>10,00</text:p>
          </table:table-cell>
          <table:table-cell office:value-type="float" office:value="600" calcext:value-type="float">
            <text:p>600</text:p>
          </table:table-cell>
          <table:table-cell table:style-name="ce2" table:formula="of:=EXP([.B62]*[.$F$3])" office:value-type="percentage" office:value="0.165298888221587" calcext:value-type="percentage">
            <text:p>16,53 %</text:p>
          </table:table-cell>
          <table:table-cell table:style-name="ce5" table:formula="of:=EXP(-([.B62]^2/[.$F$5]))" office:value-type="percentage" office:value="0.301194211912202" calcext:value-type="percentage">
            <text:p>30,12 %</text:p>
          </table:table-cell>
          <table:table-cell table:number-columns-repeated="5"/>
        </table:table-row>
        <table:table-row table:style-name="ro1">
          <table:table-cell table:style-name="ce1" table:formula="of:=[.B63]/60" office:value-type="float" office:value="10.1666666666667" calcext:value-type="float">
            <text:p>10,17</text:p>
          </table:table-cell>
          <table:table-cell office:value-type="float" office:value="610" calcext:value-type="float">
            <text:p>610</text:p>
          </table:table-cell>
          <table:table-cell table:style-name="ce2" table:formula="of:=EXP([.B63]*[.$F$3])" office:value-type="percentage" office:value="0.160413567775173" calcext:value-type="percentage">
            <text:p>16,04 %</text:p>
          </table:table-cell>
          <table:table-cell table:style-name="ce5" table:formula="of:=EXP(-([.B63]^2/[.$F$5]))" office:value-type="percentage" office:value="0.289287772608186" calcext:value-type="percentage">
            <text:p>28,93 %</text:p>
          </table:table-cell>
          <table:table-cell table:number-columns-repeated="5"/>
        </table:table-row>
        <table:table-row table:style-name="ro1">
          <table:table-cell table:style-name="ce1" table:formula="of:=[.B64]/60" office:value-type="float" office:value="10.3333333333333" calcext:value-type="float">
            <text:p>10,33</text:p>
          </table:table-cell>
          <table:table-cell office:value-type="float" office:value="620" calcext:value-type="float">
            <text:p>620</text:p>
          </table:table-cell>
          <table:table-cell table:style-name="ce2" table:formula="of:=EXP([.B64]*[.$F$3])" office:value-type="percentage" office:value="0.155672630367997" calcext:value-type="percentage">
            <text:p>15,57 %</text:p>
          </table:table-cell>
          <table:table-cell table:style-name="ce5" table:formula="of:=EXP(-([.B64]^2/[.$F$5]))" office:value-type="percentage" office:value="0.277666831087052" calcext:value-type="percentage">
            <text:p>27,77 %</text:p>
          </table:table-cell>
          <table:table-cell table:number-columns-repeated="5"/>
        </table:table-row>
        <table:table-row table:style-name="ro1">
          <table:table-cell table:style-name="ce1" table:formula="of:=[.B65]/60" office:value-type="float" office:value="10.5" calcext:value-type="float">
            <text:p>10,50</text:p>
          </table:table-cell>
          <table:table-cell office:value-type="float" office:value="630" calcext:value-type="float">
            <text:p>630</text:p>
          </table:table-cell>
          <table:table-cell table:style-name="ce2" table:formula="of:=EXP([.B65]*[.$F$3])" office:value-type="percentage" office:value="0.151071808836371" calcext:value-type="percentage">
            <text:p>15,11 %</text:p>
          </table:table-cell>
          <table:table-cell table:style-name="ce5" table:formula="of:=EXP(-([.B65]^2/[.$F$5]))" office:value-type="percentage" office:value="0.266335096967604" calcext:value-type="percentage">
            <text:p>26,63 %</text:p>
          </table:table-cell>
          <table:table-cell table:number-columns-repeated="5"/>
        </table:table-row>
        <table:table-row table:style-name="ro1">
          <table:table-cell table:style-name="ce1" table:formula="of:=[.B66]/60" office:value-type="float" office:value="10.6666666666667" calcext:value-type="float">
            <text:p>10,67</text:p>
          </table:table-cell>
          <table:table-cell office:value-type="float" office:value="640" calcext:value-type="float">
            <text:p>640</text:p>
          </table:table-cell>
          <table:table-cell table:style-name="ce2" table:formula="of:=EXP([.B66]*[.$F$3])" office:value-type="percentage" office:value="0.14660696213035" calcext:value-type="percentage">
            <text:p>14,66 %</text:p>
          </table:table-cell>
          <table:table-cell table:style-name="ce5" table:formula="of:=EXP(-([.B66]^2/[.$F$5]))" office:value-type="percentage" office:value="0.255295563282321" calcext:value-type="percentage">
            <text:p>25,53 %</text:p>
          </table:table-cell>
          <table:table-cell table:number-columns-repeated="5"/>
        </table:table-row>
        <table:table-row table:style-name="ro1">
          <table:table-cell table:style-name="ce1" table:formula="of:=[.B67]/60" office:value-type="float" office:value="10.8333333333333" calcext:value-type="float">
            <text:p>10,83</text:p>
          </table:table-cell>
          <table:table-cell office:value-type="float" office:value="650" calcext:value-type="float">
            <text:p>650</text:p>
          </table:table-cell>
          <table:table-cell table:style-name="ce2" table:formula="of:=EXP([.B67]*[.$F$3])" office:value-type="percentage" office:value="0.142274071586514" calcext:value-type="percentage">
            <text:p>14,23 %</text:p>
          </table:table-cell>
          <table:table-cell table:style-name="ce5" table:formula="of:=EXP(-([.B67]^2/[.$F$5]))" office:value-type="percentage" office:value="0.244550527901713" calcext:value-type="percentage">
            <text:p>24,46 %</text:p>
          </table:table-cell>
          <table:table-cell table:number-columns-repeated="5"/>
        </table:table-row>
        <table:table-row table:style-name="ro1">
          <table:table-cell table:style-name="ce1" table:formula="of:=[.B68]/60" office:value-type="float" office:value="11" calcext:value-type="float">
            <text:p>11,00</text:p>
          </table:table-cell>
          <table:table-cell office:value-type="float" office:value="660" calcext:value-type="float">
            <text:p>660</text:p>
          </table:table-cell>
          <table:table-cell table:style-name="ce2" table:formula="of:=EXP([.B68]*[.$F$3])" office:value-type="percentage" office:value="0.138069237310893" calcext:value-type="percentage">
            <text:p>13,81 %</text:p>
          </table:table-cell>
          <table:table-cell table:style-name="ce5" table:formula="of:=EXP(-([.B68]^2/[.$F$5]))" office:value-type="percentage" office:value="0.234101616345582" calcext:value-type="percentage">
            <text:p>23,41 %</text:p>
          </table:table-cell>
          <table:table-cell table:number-columns-repeated="5"/>
        </table:table-row>
        <table:table-row table:style-name="ro1">
          <table:table-cell table:style-name="ce1" table:formula="of:=[.B69]/60" office:value-type="float" office:value="11.1666666666667" calcext:value-type="float">
            <text:p>11,17</text:p>
          </table:table-cell>
          <table:table-cell office:value-type="float" office:value="670" calcext:value-type="float">
            <text:p>670</text:p>
          </table:table-cell>
          <table:table-cell table:style-name="ce2" table:formula="of:=EXP([.B69]*[.$F$3])" office:value-type="percentage" office:value="0.133988674668805" calcext:value-type="percentage">
            <text:p>13,40 %</text:p>
          </table:table-cell>
          <table:table-cell table:style-name="ce5" table:formula="of:=EXP(-([.B69]^2/[.$F$5]))" office:value-type="percentage" office:value="0.223949805834425" calcext:value-type="percentage">
            <text:p>22,39 %</text:p>
          </table:table-cell>
          <table:table-cell table:number-columns-repeated="5"/>
        </table:table-row>
        <table:table-row table:style-name="ro1">
          <table:table-cell table:style-name="ce1" table:formula="of:=[.B70]/60" office:value-type="float" office:value="11.3333333333333" calcext:value-type="float">
            <text:p>11,33</text:p>
          </table:table-cell>
          <table:table-cell office:value-type="float" office:value="680" calcext:value-type="float">
            <text:p>680</text:p>
          </table:table-cell>
          <table:table-cell table:style-name="ce2" table:formula="of:=EXP([.B70]*[.$F$3])" office:value-type="percentage" office:value="0.130028710878426" calcext:value-type="percentage">
            <text:p>13,00 %</text:p>
          </table:table-cell>
          <table:table-cell table:style-name="ce5" table:formula="of:=EXP(-([.B70]^2/[.$F$5]))" office:value-type="percentage" office:value="0.214095450434722" calcext:value-type="percentage">
            <text:p>21,41 %</text:p>
          </table:table-cell>
          <table:table-cell table:number-columns-repeated="5"/>
        </table:table-row>
        <table:table-row table:style-name="ro1">
          <table:table-cell table:style-name="ce1" table:formula="of:=[.B71]/60" office:value-type="float" office:value="11.5" calcext:value-type="float">
            <text:p>11,50</text:p>
          </table:table-cell>
          <table:table-cell office:value-type="float" office:value="690" calcext:value-type="float">
            <text:p>690</text:p>
          </table:table-cell>
          <table:table-cell table:style-name="ce2" table:formula="of:=EXP([.B71]*[.$F$3])" office:value-type="percentage" office:value="0.126185781705039" calcext:value-type="percentage">
            <text:p>12,62 %</text:p>
          </table:table-cell>
          <table:table-cell table:style-name="ce5" table:formula="of:=EXP(-([.B71]^2/[.$F$5]))" office:value-type="percentage" office:value="0.204538307153023" calcext:value-type="percentage">
            <text:p>20,45 %</text:p>
          </table:table-cell>
          <table:table-cell table:number-columns-repeated="5"/>
        </table:table-row>
        <table:table-row table:style-name="ro1">
          <table:table-cell table:style-name="ce1" table:formula="of:=[.B72]/60" office:value-type="float" office:value="11.6666666666667" calcext:value-type="float">
            <text:p>11,67</text:p>
          </table:table-cell>
          <table:table-cell office:value-type="float" office:value="700" calcext:value-type="float">
            <text:p>700</text:p>
          </table:table-cell>
          <table:table-cell table:style-name="ce2" table:formula="of:=EXP([.B72]*[.$F$3])" office:value-type="percentage" office:value="0.122456428252982" calcext:value-type="percentage">
            <text:p>12,25 %</text:p>
          </table:table-cell>
          <table:table-cell table:style-name="ce5" table:formula="of:=EXP(-([.B72]^2/[.$F$5]))" office:value-type="percentage" office:value="0.195277562835686" calcext:value-type="percentage">
            <text:p>19,53 %</text:p>
          </table:table-cell>
          <table:table-cell table:number-columns-repeated="5"/>
        </table:table-row>
        <table:table-row table:style-name="ro1">
          <table:table-cell table:style-name="ce1" table:formula="of:=[.B73]/60" office:value-type="float" office:value="11.8333333333333" calcext:value-type="float">
            <text:p>11,83</text:p>
          </table:table-cell>
          <table:table-cell office:value-type="float" office:value="710" calcext:value-type="float">
            <text:p>710</text:p>
          </table:table-cell>
          <table:table-cell table:style-name="ce2" table:formula="of:=EXP([.B73]*[.$F$3])" office:value-type="percentage" office:value="0.11883729385241" calcext:value-type="percentage">
            <text:p>11,88 %</text:p>
          </table:table-cell>
          <table:table-cell table:style-name="ce5" table:formula="of:=EXP(-([.B73]^2/[.$F$5]))" office:value-type="percentage" office:value="0.18631186173369" calcext:value-type="percentage">
            <text:p>18,63 %</text:p>
          </table:table-cell>
          <table:table-cell table:number-columns-repeated="5"/>
        </table:table-row>
        <table:table-row table:style-name="ro1">
          <table:table-cell table:style-name="ce1" table:formula="of:=[.B74]/60" office:value-type="float" office:value="12" calcext:value-type="float">
            <text:p>12,00</text:p>
          </table:table-cell>
          <table:table-cell office:value-type="float" office:value="720" calcext:value-type="float">
            <text:p>720</text:p>
          </table:table-cell>
          <table:table-cell table:style-name="ce2" table:formula="of:=EXP([.B74]*[.$F$3])" office:value-type="percentage" office:value="0.115325121038063" calcext:value-type="percentage">
            <text:p>11,53 %</text:p>
          </table:table-cell>
          <table:table-cell table:style-name="ce5" table:formula="of:=EXP(-([.B74]^2/[.$F$5]))" office:value-type="percentage" office:value="0.177639333595135" calcext:value-type="percentage">
            <text:p>17,76 %</text:p>
          </table:table-cell>
          <table:table-cell table:number-columns-repeated="5"/>
        </table:table-row>
        <table:table-row table:style-name="ro1">
          <table:table-cell table:style-name="ce1" table:formula="of:=[.B75]/60" office:value-type="float" office:value="12.1666666666667" calcext:value-type="float">
            <text:p>12,17</text:p>
          </table:table-cell>
          <table:table-cell office:value-type="float" office:value="730" calcext:value-type="float">
            <text:p>730</text:p>
          </table:table-cell>
          <table:table-cell table:style-name="ce2" table:formula="of:=EXP([.B75]*[.$F$3])" office:value-type="percentage" office:value="0.111916748617329" calcext:value-type="percentage">
            <text:p>11,19 %</text:p>
          </table:table-cell>
          <table:table-cell table:style-name="ce5" table:formula="of:=EXP(-([.B75]^2/[.$F$5]))" office:value-type="percentage" office:value="0.169257622151825" calcext:value-type="percentage">
            <text:p>16,93 %</text:p>
          </table:table-cell>
          <table:table-cell table:number-columns-repeated="5"/>
        </table:table-row>
        <table:table-row table:style-name="ro1">
          <table:table-cell table:style-name="ce1" table:formula="of:=[.B76]/60" office:value-type="float" office:value="12.3333333333333" calcext:value-type="float">
            <text:p>12,33</text:p>
          </table:table-cell>
          <table:table-cell office:value-type="float" office:value="740" calcext:value-type="float">
            <text:p>740</text:p>
          </table:table-cell>
          <table:table-cell table:style-name="ce2" table:formula="of:=EXP([.B76]*[.$F$3])" office:value-type="percentage" office:value="0.108609108824958" calcext:value-type="percentage">
            <text:p>10,86 %</text:p>
          </table:table-cell>
          <table:table-cell table:style-name="ce5" table:formula="of:=EXP(-([.B76]^2/[.$F$5]))" office:value-type="percentage" office:value="0.161163913870608" calcext:value-type="percentage">
            <text:p>16,12 %</text:p>
          </table:table-cell>
          <table:table-cell table:number-columns-repeated="5"/>
        </table:table-row>
        <table:table-row table:style-name="ro1">
          <table:table-cell table:style-name="ce1" table:formula="of:=[.B77]/60" office:value-type="float" office:value="12.5" calcext:value-type="float">
            <text:p>12,50</text:p>
          </table:table-cell>
          <table:table-cell office:value-type="float" office:value="750" calcext:value-type="float">
            <text:p>750</text:p>
          </table:table-cell>
          <table:table-cell table:style-name="ce2" table:formula="of:=EXP([.B77]*[.$F$3])" office:value-type="percentage" office:value="0.105399224561864" calcext:value-type="percentage">
            <text:p>10,54 %</text:p>
          </table:table-cell>
          <table:table-cell table:style-name="ce5" table:formula="of:=EXP(-([.B77]^2/[.$F$5]))" office:value-type="percentage" office:value="0.153354966844928" calcext:value-type="percentage">
            <text:p>15,34 %</text:p>
          </table:table-cell>
          <table:table-cell table:number-columns-repeated="5"/>
        </table:table-row>
        <table:table-row table:style-name="ro1">
          <table:table-cell table:style-name="ce1" table:formula="of:=[.B78]/60" office:value-type="float" office:value="12.6666666666667" calcext:value-type="float">
            <text:p>12,67</text:p>
          </table:table-cell>
          <table:table-cell office:value-type="float" office:value="760" calcext:value-type="float">
            <text:p>760</text:p>
          </table:table-cell>
          <table:table-cell table:style-name="ce2" table:formula="of:=EXP([.B78]*[.$F$3])" office:value-type="percentage" office:value="0.102284206715537" calcext:value-type="percentage">
            <text:p>10,23 %</text:p>
          </table:table-cell>
          <table:table-cell table:style-name="ce5" table:formula="of:=EXP(-([.B78]^2/[.$F$5]))" office:value-type="percentage" office:value="0.14582713970725" calcext:value-type="percentage">
            <text:p>14,58 %</text:p>
          </table:table-cell>
          <table:table-cell table:number-columns-repeated="5"/>
        </table:table-row>
        <table:table-row table:style-name="ro1">
          <table:table-cell table:style-name="ce1" table:formula="of:=[.B79]/60" office:value-type="float" office:value="12.8333333333333" calcext:value-type="float">
            <text:p>12,83</text:p>
          </table:table-cell>
          <table:table-cell office:value-type="float" office:value="770" calcext:value-type="float">
            <text:p>770</text:p>
          </table:table-cell>
          <table:table-cell table:style-name="ce2" table:formula="of:=EXP([.B79]*[.$F$3])" office:value-type="percentage" office:value="0.0992612515596457" calcext:value-type="percentage">
            <text:p>9,93 %</text:p>
          </table:table-cell>
          <table:table-cell table:style-name="ce5" table:formula="of:=EXP(-([.B79]^2/[.$F$5]))" office:value-type="percentage" office:value="0.138576420448552" calcext:value-type="percentage">
            <text:p>13,86 %</text:p>
          </table:table-cell>
          <table:table-cell table:number-columns-repeated="5"/>
        </table:table-row>
        <table:table-row table:style-name="ro1">
          <table:table-cell table:style-name="ce1" table:formula="of:=[.B80]/60" office:value-type="float" office:value="13" calcext:value-type="float">
            <text:p>13,00</text:p>
          </table:table-cell>
          <table:table-cell office:value-type="float" office:value="780" calcext:value-type="float">
            <text:p>780</text:p>
          </table:table-cell>
          <table:table-cell table:style-name="ce2" table:formula="of:=EXP([.B80]*[.$F$3])" office:value-type="percentage" office:value="0.096327638230493" calcext:value-type="percentage">
            <text:p>9,63 %</text:p>
          </table:table-cell>
          <table:table-cell table:style-name="ce5" table:formula="of:=EXP(-([.B80]^2/[.$F$5]))" office:value-type="percentage" office:value="0.131598455037034" calcext:value-type="percentage">
            <text:p>13,16 %</text:p>
          </table:table-cell>
          <table:table-cell table:number-columns-repeated="5"/>
        </table:table-row>
        <table:table-row table:style-name="ro1">
          <table:table-cell table:style-name="ce1" table:formula="of:=[.B81]/60" office:value-type="float" office:value="13.1666666666667" calcext:value-type="float">
            <text:p>13,17</text:p>
          </table:table-cell>
          <table:table-cell office:value-type="float" office:value="790" calcext:value-type="float">
            <text:p>790</text:p>
          </table:table-cell>
          <table:table-cell table:style-name="ce2" table:formula="of:=EXP([.B81]*[.$F$3])" office:value-type="percentage" office:value="0.0934807262780585" calcext:value-type="percentage">
            <text:p>9,35 %</text:p>
          </table:table-cell>
          <table:table-cell table:style-name="ce5" table:formula="of:=EXP(-([.B81]^2/[.$F$5]))" office:value-type="percentage" office:value="0.124888575734312" calcext:value-type="percentage">
            <text:p>12,49 %</text:p>
          </table:table-cell>
          <table:table-cell table:number-columns-repeated="5"/>
        </table:table-row>
        <table:table-row table:style-name="ro1">
          <table:table-cell table:style-name="ce1" table:formula="of:=[.B82]/60" office:value-type="float" office:value="13.3333333333333" calcext:value-type="float">
            <text:p>13,33</text:p>
          </table:table-cell>
          <table:table-cell office:value-type="float" office:value="800" calcext:value-type="float">
            <text:p>800</text:p>
          </table:table-cell>
          <table:table-cell table:style-name="ce2" table:formula="of:=EXP([.B82]*[.$F$3])" office:value-type="percentage" office:value="0.0907179532894125" calcext:value-type="percentage">
            <text:p>9,07 %</text:p>
          </table:table-cell>
          <table:table-cell table:style-name="ce5" table:formula="of:=EXP(-([.B82]^2/[.$F$5]))" office:value-type="percentage" office:value="0.118441829013804" calcext:value-type="percentage">
            <text:p>11,84 %</text:p>
          </table:table-cell>
          <table:table-cell table:number-columns-repeated="5"/>
        </table:table-row>
        <table:table-row table:style-name="ro1">
          <table:table-cell table:style-name="ce1" table:formula="of:=[.B83]/60" office:value-type="float" office:value="13.5" calcext:value-type="float">
            <text:p>13,50</text:p>
          </table:table-cell>
          <table:table-cell office:value-type="float" office:value="810" calcext:value-type="float">
            <text:p>810</text:p>
          </table:table-cell>
          <table:table-cell table:style-name="ce2" table:formula="of:=EXP([.B83]*[.$F$3])" office:value-type="percentage" office:value="0.0880368325823726" calcext:value-type="percentage">
            <text:p>8,80 %</text:p>
          </table:table-cell>
          <table:table-cell table:style-name="ce5" table:formula="of:=EXP(-([.B83]^2/[.$F$5]))" office:value-type="percentage" office:value="0.112253002992553" calcext:value-type="percentage">
            <text:p>11,23 %</text:p>
          </table:table-cell>
          <table:table-cell table:number-columns-repeated="5"/>
        </table:table-row>
        <table:table-row table:style-name="ro1">
          <table:table-cell table:style-name="ce1" table:formula="of:=[.B84]/60" office:value-type="float" office:value="13.6666666666667" calcext:value-type="float">
            <text:p>13,67</text:p>
          </table:table-cell>
          <table:table-cell office:value-type="float" office:value="820" calcext:value-type="float">
            <text:p>820</text:p>
          </table:table-cell>
          <table:table-cell table:style-name="ce2" table:formula="of:=EXP([.B84]*[.$F$3])" office:value-type="percentage" office:value="0.0854349509673212" calcext:value-type="percentage">
            <text:p>8,54 %</text:p>
          </table:table-cell>
          <table:table-cell table:style-name="ce5" table:formula="of:=EXP(-([.B84]^2/[.$F$5]))" office:value-type="percentage" office:value="0.106316654294485" calcext:value-type="percentage">
            <text:p>10,63 %</text:p>
          </table:table-cell>
          <table:table-cell table:number-columns-repeated="5"/>
        </table:table-row>
        <table:table-row table:style-name="ro1">
          <table:table-cell table:style-name="ce1" table:formula="of:=[.B85]/60" office:value-type="float" office:value="13.8333333333333" calcext:value-type="float">
            <text:p>13,83</text:p>
          </table:table-cell>
          <table:table-cell office:value-type="float" office:value="830" calcext:value-type="float">
            <text:p>830</text:p>
          </table:table-cell>
          <table:table-cell table:style-name="ce2" table:formula="of:=EXP([.B85]*[.$F$3])" office:value-type="percentage" office:value="0.0829099665751727" calcext:value-type="percentage">
            <text:p>8,29 %</text:p>
          </table:table-cell>
          <table:table-cell table:style-name="ce5" table:formula="of:=EXP(-([.B85]^2/[.$F$5]))" office:value-type="percentage" office:value="0.100627134269835" calcext:value-type="percentage">
            <text:p>10,06 %</text:p>
          </table:table-cell>
          <table:table-cell table:number-columns-repeated="5"/>
        </table:table-row>
        <table:table-row table:style-name="ro1">
          <table:table-cell table:style-name="ce1" table:formula="of:=[.B86]/60" office:value-type="float" office:value="14" calcext:value-type="float">
            <text:p>14,00</text:p>
          </table:table-cell>
          <table:table-cell office:value-type="float" office:value="840" calcext:value-type="float">
            <text:p>840</text:p>
          </table:table-cell>
          <table:table-cell table:style-name="ce2" table:formula="of:=EXP([.B86]*[.$F$3])" office:value-type="percentage" office:value="0.0804596067495324" calcext:value-type="percentage">
            <text:p>8,05 %</text:p>
          </table:table-cell>
          <table:table-cell table:style-name="ce5" table:formula="of:=EXP(-([.B86]^2/[.$F$5]))" office:value-type="percentage" office:value="0.0951786145023476" calcext:value-type="percentage">
            <text:p>9,52 %</text:p>
          </table:table-cell>
          <table:table-cell table:number-columns-repeated="5"/>
        </table:table-row>
        <table:table-row table:style-name="ro1">
          <table:table-cell table:style-name="ce1" table:formula="of:=[.B87]/60" office:value-type="float" office:value="14.1666666666667" calcext:value-type="float">
            <text:p>14,17</text:p>
          </table:table-cell>
          <table:table-cell office:value-type="float" office:value="850" calcext:value-type="float">
            <text:p>850</text:p>
          </table:table-cell>
          <table:table-cell table:style-name="ce2" table:formula="of:=EXP([.B87]*[.$F$3])" office:value-type="percentage" office:value="0.0780816660011531" calcext:value-type="percentage">
            <text:p>7,81 %</text:p>
          </table:table-cell>
          <table:table-cell table:style-name="ce5" table:formula="of:=EXP(-([.B87]^2/[.$F$5]))" office:value-type="percentage" office:value="0.0899651115426635" calcext:value-type="percentage">
            <text:p>9,00 %</text:p>
          </table:table-cell>
          <table:table-cell table:number-columns-repeated="5"/>
        </table:table-row>
        <table:table-row table:style-name="ro1">
          <table:table-cell table:style-name="ce1" table:formula="of:=[.B88]/60" office:value-type="float" office:value="14.3333333333333" calcext:value-type="float">
            <text:p>14,33</text:p>
          </table:table-cell>
          <table:table-cell office:value-type="float" office:value="860" calcext:value-type="float">
            <text:p>860</text:p>
          </table:table-cell>
          <table:table-cell table:style-name="ce2" table:formula="of:=EXP([.B88]*[.$F$3])" office:value-type="percentage" office:value="0.0757740040228455" calcext:value-type="percentage">
            <text:p>7,58 %</text:p>
          </table:table-cell>
          <table:table-cell table:style-name="ce5" table:formula="of:=EXP(-([.B88]^2/[.$F$5]))" office:value-type="percentage" office:value="0.0849805108130978" calcext:value-type="percentage">
            <text:p>8,50 %</text:p>
          </table:table-cell>
          <table:table-cell table:number-columns-repeated="5"/>
        </table:table-row>
        <table:table-row table:style-name="ro1">
          <table:table-cell table:style-name="ce1" table:formula="of:=[.B89]/60" office:value-type="float" office:value="14.5" calcext:value-type="float">
            <text:p>14,50</text:p>
          </table:table-cell>
          <table:table-cell office:value-type="float" office:value="870" calcext:value-type="float">
            <text:p>870</text:p>
          </table:table-cell>
          <table:table-cell table:style-name="ce2" table:formula="of:=EXP([.B89]*[.$F$3])" office:value-type="percentage" office:value="0.0735345437630571" calcext:value-type="percentage">
            <text:p>7,35 %</text:p>
          </table:table-cell>
          <table:table-cell table:style-name="ce5" table:formula="of:=EXP(-([.B89]^2/[.$F$5]))" office:value-type="percentage" office:value="0.0802185896357174" calcext:value-type="percentage">
            <text:p>8,02 %</text:p>
          </table:table-cell>
          <table:table-cell table:number-columns-repeated="5"/>
        </table:table-row>
        <table:table-row table:style-name="ro1">
          <table:table-cell table:style-name="ce1" table:formula="of:=[.B90]/60" office:value-type="float" office:value="14.6666666666667" calcext:value-type="float">
            <text:p>14,67</text:p>
          </table:table-cell>
          <table:table-cell office:value-type="float" office:value="880" calcext:value-type="float">
            <text:p>880</text:p>
          </table:table-cell>
          <table:table-cell table:style-name="ce2" table:formula="of:=EXP([.B90]*[.$F$3])" office:value-type="percentage" office:value="0.0713612695563861" calcext:value-type="percentage">
            <text:p>7,14 %</text:p>
          </table:table-cell>
          <table:table-cell table:style-name="ce5" table:formula="of:=EXP(-([.B90]^2/[.$F$5]))" office:value-type="percentage" office:value="0.0756730393422265" calcext:value-type="percentage">
            <text:p>7,57 %</text:p>
          </table:table-cell>
          <table:table-cell table:number-columns-repeated="5"/>
        </table:table-row>
        <table:table-row table:style-name="ro1">
          <table:table-cell table:style-name="ce1" table:formula="of:=[.B91]/60" office:value-type="float" office:value="14.8333333333333" calcext:value-type="float">
            <text:p>14,83</text:p>
          </table:table-cell>
          <table:table-cell office:value-type="float" office:value="890" calcext:value-type="float">
            <text:p>890</text:p>
          </table:table-cell>
          <table:table-cell table:style-name="ce2" table:formula="of:=EXP([.B91]*[.$F$3])" office:value-type="percentage" office:value="0.069252225309346" calcext:value-type="percentage">
            <text:p>6,93 %</text:p>
          </table:table-cell>
          <table:table-cell table:style-name="ce5" table:formula="of:=EXP(-([.B91]^2/[.$F$5]))" office:value-type="percentage" office:value="0.0713374864306084" calcext:value-type="percentage">
            <text:p>7,13 %</text:p>
          </table:table-cell>
          <table:table-cell table:number-columns-repeated="5"/>
        </table:table-row>
        <table:table-row table:style-name="ro1">
          <table:table-cell table:style-name="ce1" table:formula="of:=[.B92]/60" office:value-type="float" office:value="15" calcext:value-type="float">
            <text:p>15,00</text:p>
          </table:table-cell>
          <table:table-cell office:value-type="float" office:value="900" calcext:value-type="float">
            <text:p>900</text:p>
          </table:table-cell>
          <table:table-cell table:style-name="ce2" table:formula="of:=EXP([.B92]*[.$F$3])" office:value-type="percentage" office:value="0.0672055127397498" calcext:value-type="percentage">
            <text:p>6,72 %</text:p>
          </table:table-cell>
          <table:table-cell table:style-name="ce5" table:formula="of:=EXP(-([.B92]^2/[.$F$5]))" office:value-type="percentage" office:value="0.0672055127397498" calcext:value-type="percentage">
            <text:p>6,72 %</text:p>
          </table:table-cell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8"/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number:number-style style:name="N112">
      <number:number number:decimal-places="19" loext:min-decimal-places="19" number:min-integer-digits="1"/>
    </number:number-style>
    <number:number-style style:name="N113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.00.0000</text:date>, <text:time style:data-style-name="N2" text:time-value="18:05:08.790087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7:25:40.948244903</meta:creation-date>
    <dc:date>2020-04-03T13:48:43.870906700</dc:date>
    <meta:editing-duration>PT20H38M39S</meta:editing-duration>
    <meta:editing-cycles>4</meta:editing-cycles>
    <meta:generator>LibreOffice/6.1.2.1$Linux_X86_64 LibreOffice_project/10$Build-1</meta:generator>
    <meta:document-statistic meta:table-count="1" meta:cell-count="3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line" chart:style-name="ch1">
        <chart:legend svg:x="-0.001cm" svg:y="0cm" style:legend-expansion="custom" chartooo:width="16.013cm" chartooo:height="9.002cm" style:legend-expansion-aspect-ratio="1.77882692734948" chart:style-name="ch2"/>
        <chart:plot-area chart:style-name="ch3" table:cell-range-address="Sheet1.B2:Sheet1.C92" chart:data-source-has-labels="both" svg:x="0.32cm" svg:y="0.18cm" svg:width="15.373cm" svg:height="8.642cm">
          <chartooo:coordinate-region svg:x="2.026cm" svg:y="0.301cm" svg:width="13.667cm" svg:height="7.518cm"/>
          <chart:axis chart:dimension="x" chart:name="primary-x" chart:style-name="ch4" chartooo:axis-type="auto">
            <chartooo:date-scale/>
            <chart:categories table:cell-range-address="Sheet1.B3:Sheet1.B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2" chart:label-cell-address="Sheet1.C2:Sheet1.C2" chart:class="chart:line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,00 %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92</svg:desc>
                </draw:g>
              </table:table-cell>
              <table:table-cell office:value-type="float" office:value="0.970445533548508">
                <text:p>0.970445533548508</text:p>
                <draw:g>
                  <svg:desc>Sheet1.C3:Sheet1.C9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1764533584249">
                <text:p>0.9417645335842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3931185271228">
                <text:p>0.9139311852712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86920436717158">
                <text:p>0.886920436717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0707976425058">
                <text:p>0.8607079764250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35270211411272">
                <text:p>0.8352702114112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10584245970187">
                <text:p>0.8105842459701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86627861066553">
                <text:p>0.7866278610665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3379494336853">
                <text:p>0.7633794943368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0818220681718">
                <text:p>0.7408182206817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18923733431926">
                <text:p>0.7189237334319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97676326071031">
                <text:p>0.69767632607103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77056874498165">
                <text:p>0.6770568744981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57046819815057">
                <text:p>0.6570468198150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37628151621773">
                <text:p>0.63762815162177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18783391806141">
                <text:p>0.61878339180614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00495578812266">
                <text:p>0.60049557881226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8274825237399">
                <text:p>0.582748252373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65525438699537">
                <text:p>0.5655254386995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48811636094026">
                <text:p>0.5488116360940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32591801006897">
                <text:p>0.53259180100689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16851334491699">
                <text:p>0.5168513344916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01576069066055">
                <text:p>0.50157606906605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86752255959972">
                <text:p>0.4867522559599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72366552741015">
                <text:p>0.4723665527410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58406011305224">
                <text:p>0.4584060113052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444858066222941">
                <text:p>0.44485806622294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3171052342908">
                <text:p>0.4317105234290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418951549247639">
                <text:p>0.4189515492476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406569659740599">
                <text:p>0.4065696597405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94553710371601">
                <text:p>0.39455371037160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82892885975112">
                <text:p>0.38289288597511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71576691022046">
                <text:p>0.37157669102204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0594940173078">
                <text:p>0.3605949401730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49937749111155">
                <text:p>0.34993774911115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39595525644939">
                <text:p>0.33959552564493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29558961075189">
                <text:p>0.329558961075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19819021816304">
                <text:p>0.31981902181630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10366941265485">
                <text:p>0.31036694126548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292292577680859">
                <text:p>0.2922925776808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28365402649977">
                <text:p>0.2836540264997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75270783089752">
                <text:p>0.27527078308975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6713530196585">
                <text:p>0.2671353019658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259240260645891">
                <text:p>0.25924026064589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51578553059756">
                <text:p>0.25157855305975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44143283153437">
                <text:p>0.24414328315343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236927758682122">
                <text:p>0.23692775868212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229925485186724">
                <text:p>0.2299254851867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216535667316007">
                <text:p>0.21653566731600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10136071200765">
                <text:p>0.21013607120076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203925611734213">
                <text:p>0.20392561173421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97898699083615">
                <text:p>0.19789869908361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92049908620754">
                <text:p>0.19204990862075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8637397603941">
                <text:p>0.1863739760394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80865792617122">
                <text:p>0.18086579261712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75520400616997">
                <text:p>0.17552040061699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70332988825409">
                <text:p>0.1703329888254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60413567775173">
                <text:p>0.16041356777517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55672630367997">
                <text:p>0.15567263036799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51071808836371">
                <text:p>0.15107180883637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4660696213035">
                <text:p>0.1466069621303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42274071586514">
                <text:p>0.14227407158651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38069237310893">
                <text:p>0.13806923731089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33988674668805">
                <text:p>0.13398867466880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30028710878426">
                <text:p>0.13002871087842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26185781705039">
                <text:p>0.12618578170503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22456428252982">
                <text:p>0.12245642825298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1883729385241">
                <text:p>0.1188372938524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15325121038063">
                <text:p>0.11532512103806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11916748617329">
                <text:p>0.11191674861732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08609108824958">
                <text:p>0.10860910882495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05399224561864">
                <text:p>0.10539922456186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02284206715537">
                <text:p>0.10228420671553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992612515596457">
                <text:p>0.099261251559645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96327638230493">
                <text:p>0.09632763823049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934807262780585">
                <text:p>0.093480726278058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907179532894125">
                <text:p>0.090717953289412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880368325823726">
                <text:p>0.088036832582372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854349509673212">
                <text:p>0.085434950967321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829099665751727">
                <text:p>0.082909966575172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804596067495324">
                <text:p>0.080459606749532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780816660011531">
                <text:p>0.078081666001153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757740040228455">
                <text:p>0.075774004022845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735345437630571">
                <text:p>0.073534543763057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713612695563861">
                <text:p>0.071361269556386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69252225309346">
                <text:p>0.06925222530934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672055127397498">
                <text:p>0.0672055127397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line" chart:style-name="ch1">
        <chart:legend svg:x="-0.001cm" svg:y="0cm" style:legend-expansion="custom" chartooo:width="16.007cm" chartooo:height="9.002cm" style:legend-expansion-aspect-ratio="1.77816040879805" chart:style-name="ch2"/>
        <chart:plot-area chart:style-name="ch3" table:cell-range-address="Sheet1.B2:Sheet1.D92" chart:data-source-has-labels="both" svg:x="0.32cm" svg:y="0.18cm" svg:width="15.367cm" svg:height="8.642cm">
          <chartooo:coordinate-region svg:x="2.026cm" svg:y="0.301cm" svg:width="13.661cm" svg:height="7.518cm"/>
          <chart:axis chart:dimension="x" chart:name="primary-x" chart:style-name="ch4" chartooo:axis-type="auto">
            <chartooo:date-scale/>
            <chart:categories table:cell-range-address="Sheet1.B3:Sheet1.B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2" chart:label-cell-address="Sheet1.C2:Sheet1.C2" chart:class="chart:line">
            <chart:data-point chart:repeated="90"/>
          </chart:series>
          <chart:series chart:style-name="ch8" chart:values-cell-range-address="Sheet1.D3:Sheet1.D92" chart:label-cell-address="Sheet1.D2:Sheet1.D2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,00 %</text:p>
                <draw:g>
                  <svg:desc>Sheet1.C2:Sheet1.C2</svg:desc>
                </draw:g>
              </table:table-cell>
              <table:table-cell office:value-type="string">
                <text:p>100,00 %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92</svg:desc>
                </draw:g>
              </table:table-cell>
              <table:table-cell office:value-type="float" office:value="0.970445533548508">
                <text:p>0.970445533548508</text:p>
                <draw:g>
                  <svg:desc>Sheet1.C3:Sheet1.C92</svg:desc>
                </draw:g>
              </table:table-cell>
              <table:table-cell office:value-type="float" office:value="0.99966672221605">
                <text:p>0.99966672221605</text:p>
                <draw:g>
                  <svg:desc>Sheet1.D3:Sheet1.D9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1764533584249">
                <text:p>0.941764533584249</text:p>
              </table:table-cell>
              <table:table-cell office:value-type="float" office:value="0.998667555160625">
                <text:p>0.9986675551606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3931185271228">
                <text:p>0.913931185271228</text:p>
              </table:table-cell>
              <table:table-cell office:value-type="float" office:value="0.997004495503373">
                <text:p>0.9970044955033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86920436717158">
                <text:p>0.886920436717158</text:p>
              </table:table-cell>
              <table:table-cell office:value-type="float" office:value="0.994680863638614">
                <text:p>0.9946808636386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0707976425058">
                <text:p>0.860707976425058</text:p>
              </table:table-cell>
              <table:table-cell office:value-type="float" office:value="0.991701292638876">
                <text:p>0.9917012926388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35270211411272">
                <text:p>0.835270211411272</text:p>
              </table:table-cell>
              <table:table-cell office:value-type="float" office:value="0.98807171286193">
                <text:p>0.9880717128619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10584245970187">
                <text:p>0.810584245970187</text:p>
              </table:table-cell>
              <table:table-cell office:value-type="float" office:value="0.983799332282932">
                <text:p>0.9837993322829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0.978892612642946">
                <text:p>0.97889261264294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3379494336853">
                <text:p>0.763379494336853</text:p>
              </table:table-cell>
              <table:table-cell office:value-type="float" office:value="0.973361241524337">
                <text:p>0.9733612415243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967216100482006">
                <text:p>0.9672161004820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18923733431926">
                <text:p>0.718923733431926</text:p>
              </table:table-cell>
              <table:table-cell office:value-type="float" office:value="0.9604692293772">
                <text:p>0.96046922937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0.953133787077505">
                <text:p>0.9531337870775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77056874498165">
                <text:p>0.677056874498165</text:p>
              </table:table-cell>
              <table:table-cell office:value-type="float" office:value="0.945224008702549">
                <text:p>0.9452240087025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57046819815057">
                <text:p>0.657046819815057</text:p>
              </table:table-cell>
              <table:table-cell office:value-type="float" office:value="0.936755159609797">
                <text:p>0.93675515960979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37628151621773">
                <text:p>0.637628151621773</text:p>
              </table:table-cell>
              <table:table-cell office:value-type="float" office:value="0.927743486328553">
                <text:p>0.92774348632855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18783391806141">
                <text:p>0.618783391806141</text:p>
              </table:table-cell>
              <table:table-cell office:value-type="float" office:value="0.918206164662781">
                <text:p>0.91820616466278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00495578812266">
                <text:p>0.600495578812266</text:p>
              </table:table-cell>
              <table:table-cell office:value-type="float" office:value="0.908161245194632">
                <text:p>0.9081612451946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8274825237399">
                <text:p>0.58274825237399</text:p>
              </table:table-cell>
              <table:table-cell office:value-type="float" office:value="0.897627596430435">
                <text:p>0.89762759643043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65525438699537">
                <text:p>0.565525438699537</text:p>
              </table:table-cell>
              <table:table-cell office:value-type="float" office:value="0.886624845839468">
                <text:p>0.8866248458394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0.875173319042947">
                <text:p>0.87517331904294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32591801006897">
                <text:p>0.532591801006897</text:p>
              </table:table-cell>
              <table:table-cell office:value-type="float" office:value="0.863293977416319">
                <text:p>0.8632939774163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16851334491699">
                <text:p>0.516851334491699</text:p>
              </table:table-cell>
              <table:table-cell office:value-type="float" office:value="0.851008354372198">
                <text:p>0.85100835437219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01576069066055">
                <text:p>0.501576069066055</text:p>
              </table:table-cell>
              <table:table-cell office:value-type="float" office:value="0.838338490594007">
                <text:p>0.83833849059400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86752255959972">
                <text:p>0.486752255959972</text:p>
              </table:table-cell>
              <table:table-cell office:value-type="float" office:value="0.825306868491682">
                <text:p>0.8253068684916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72366552741015">
                <text:p>0.472366552741015</text:p>
              </table:table-cell>
              <table:table-cell office:value-type="float" office:value="0.811936346150635">
                <text:p>0.8119363461506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58406011305224">
                <text:p>0.458406011305224</text:p>
              </table:table-cell>
              <table:table-cell office:value-type="float" office:value="0.798250091043541">
                <text:p>0.79825009104354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444858066222941">
                <text:p>0.444858066222941</text:p>
              </table:table-cell>
              <table:table-cell office:value-type="float" office:value="0.784271513771556">
                <text:p>0.7842715137715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3171052342908">
                <text:p>0.43171052342908</text:p>
              </table:table-cell>
              <table:table-cell office:value-type="float" office:value="0.770024202097171">
                <text:p>0.77002420209717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418951549247639">
                <text:p>0.418951549247639</text:p>
              </table:table-cell>
              <table:table-cell office:value-type="float" office:value="0.755531855525228">
                <text:p>0.7555318555252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740818220681718">
                <text:p>0.74081822068171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94553710371601">
                <text:p>0.394553710371601</text:p>
              </table:table-cell>
              <table:table-cell office:value-type="float" office:value="0.725907027731797">
                <text:p>0.72590702773179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82892885975112">
                <text:p>0.382892885975112</text:p>
              </table:table-cell>
              <table:table-cell office:value-type="float" office:value="0.710821928069225">
                <text:p>0.71082192806922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71576691022046">
                <text:p>0.371576691022046</text:p>
              </table:table-cell>
              <table:table-cell office:value-type="float" office:value="0.695586433499095">
                <text:p>0.69558643349909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0594940173078">
                <text:p>0.360594940173078</text:p>
              </table:table-cell>
              <table:table-cell office:value-type="float" office:value="0.680223857124466">
                <text:p>0.68022385712446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49937749111155">
                <text:p>0.349937749111155</text:p>
              </table:table-cell>
              <table:table-cell office:value-type="float" office:value="0.664757256135294">
                <text:p>0.66475725613529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39595525644939">
                <text:p>0.339595525644939</text:p>
              </table:table-cell>
              <table:table-cell office:value-type="float" office:value="0.649209376685147">
                <text:p>0.64920937668514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29558961075189">
                <text:p>0.329558961075189</text:p>
              </table:table-cell>
              <table:table-cell office:value-type="float" office:value="0.633602601027484">
                <text:p>0.6336026010274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19819021816304">
                <text:p>0.319819021816304</text:p>
              </table:table-cell>
              <table:table-cell office:value-type="float" office:value="0.617958897069038">
                <text:p>0.61795889706903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10366941265485">
                <text:p>0.310366941265485</text:p>
              </table:table-cell>
              <table:table-cell office:value-type="float" office:value="0.602299770483065">
                <text:p>0.6022997704830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586646219510032">
                <text:p>0.58664621951003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292292577680859">
                <text:p>0.292292577680859</text:p>
              </table:table-cell>
              <table:table-cell office:value-type="float" office:value="0.571018692557843">
                <text:p>0.57101869255784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28365402649977">
                <text:p>0.28365402649977</text:p>
              </table:table-cell>
              <table:table-cell office:value-type="float" office:value="0.555437048698018">
                <text:p>0.55543704869801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75270783089752">
                <text:p>0.275270783089752</text:p>
              </table:table-cell>
              <table:table-cell office:value-type="float" office:value="0.539920521138407">
                <text:p>0.53992052113840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6713530196585">
                <text:p>0.26713530196585</text:p>
              </table:table-cell>
              <table:table-cell office:value-type="float" office:value="0.524487683737238">
                <text:p>0.52448768373723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259240260645891">
                <text:p>0.259240260645891</text:p>
              </table:table-cell>
              <table:table-cell office:value-type="float" office:value="0.509156420607549">
                <text:p>0.50915642060754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51578553059756">
                <text:p>0.251578553059756</text:p>
              </table:table-cell>
              <table:table-cell office:value-type="float" office:value="0.493943898845483">
                <text:p>0.49394389884548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44143283153437">
                <text:p>0.244143283153437</text:p>
              </table:table-cell>
              <table:table-cell office:value-type="float" office:value="0.478866544400631">
                <text:p>0.47886654440063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236927758682122">
                <text:p>0.236927758682122</text:p>
              </table:table-cell>
              <table:table-cell office:value-type="float" office:value="0.463940021091647">
                <text:p>0.46394002109164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229925485186724">
                <text:p>0.229925485186724</text:p>
              </table:table-cell>
              <table:table-cell office:value-type="float" office:value="0.449179212755796">
                <text:p>0.4491792127557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2313016014843">
                <text:p>0.22313016014843</text:p>
              </table:table-cell>
              <table:table-cell office:value-type="float" office:value="0.434598208507078">
                <text:p>0.43459820850707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216535667316007">
                <text:p>0.216535667316007</text:p>
              </table:table-cell>
              <table:table-cell office:value-type="float" office:value="0.42021029106405">
                <text:p>0.4202102910640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10136071200765">
                <text:p>0.210136071200765</text:p>
              </table:table-cell>
              <table:table-cell office:value-type="float" office:value="0.406027928095631">
                <text:p>0.40602792809563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203925611734213">
                <text:p>0.203925611734213</text:p>
              </table:table-cell>
              <table:table-cell office:value-type="float" office:value="0.392062766520979">
                <text:p>0.39206276652097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97898699083615">
                <text:p>0.197898699083615</text:p>
              </table:table-cell>
              <table:table-cell office:value-type="float" office:value="0.378325629688077">
                <text:p>0.37832562968807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92049908620754">
                <text:p>0.192049908620754</text:p>
              </table:table-cell>
              <table:table-cell office:value-type="float" office:value="0.364826517344987">
                <text:p>0.36482651734498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8637397603941">
                <text:p>0.18637397603941</text:p>
              </table:table-cell>
              <table:table-cell office:value-type="float" office:value="0.351574608307871">
                <text:p>0.35157460830787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80865792617122">
                <text:p>0.180865792617122</text:p>
              </table:table-cell>
              <table:table-cell office:value-type="float" office:value="0.338578265720835">
                <text:p>0.33857826572083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75520400616997">
                <text:p>0.175520400616997</text:p>
              </table:table-cell>
              <table:table-cell office:value-type="float" office:value="0.325845044794502">
                <text:p>0.32584504479450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70332988825409">
                <text:p>0.170332988825409</text:p>
              </table:table-cell>
              <table:table-cell office:value-type="float" office:value="0.313381702902942">
                <text:p>0.31338170290294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60413567775173">
                <text:p>0.160413567775173</text:p>
              </table:table-cell>
              <table:table-cell office:value-type="float" office:value="0.289287772608186">
                <text:p>0.28928777260818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55672630367997">
                <text:p>0.155672630367997</text:p>
              </table:table-cell>
              <table:table-cell office:value-type="float" office:value="0.277666831087052">
                <text:p>0.27766683108705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51071808836371">
                <text:p>0.151071808836371</text:p>
              </table:table-cell>
              <table:table-cell office:value-type="float" office:value="0.266335096967604">
                <text:p>0.26633509696760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4660696213035">
                <text:p>0.14660696213035</text:p>
              </table:table-cell>
              <table:table-cell office:value-type="float" office:value="0.255295563282321">
                <text:p>0.25529556328232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42274071586514">
                <text:p>0.142274071586514</text:p>
              </table:table-cell>
              <table:table-cell office:value-type="float" office:value="0.244550527901713">
                <text:p>0.24455052790171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38069237310893">
                <text:p>0.138069237310893</text:p>
              </table:table-cell>
              <table:table-cell office:value-type="float" office:value="0.234101616345582">
                <text:p>0.23410161634558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33988674668805">
                <text:p>0.133988674668805</text:p>
              </table:table-cell>
              <table:table-cell office:value-type="float" office:value="0.223949805834425">
                <text:p>0.22394980583442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30028710878426">
                <text:p>0.130028710878426</text:p>
              </table:table-cell>
              <table:table-cell office:value-type="float" office:value="0.214095450434722">
                <text:p>0.21409545043472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26185781705039">
                <text:p>0.126185781705039</text:p>
              </table:table-cell>
              <table:table-cell office:value-type="float" office:value="0.204538307153023">
                <text:p>0.20453830715302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22456428252982">
                <text:p>0.122456428252982</text:p>
              </table:table-cell>
              <table:table-cell office:value-type="float" office:value="0.195277562835686">
                <text:p>0.19527756283568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1883729385241">
                <text:p>0.11883729385241</text:p>
              </table:table-cell>
              <table:table-cell office:value-type="float" office:value="0.18631186173369">
                <text:p>0.1863118617336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15325121038063">
                <text:p>0.115325121038063</text:p>
              </table:table-cell>
              <table:table-cell office:value-type="float" office:value="0.177639333595135">
                <text:p>0.17763933359513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11916748617329">
                <text:p>0.111916748617329</text:p>
              </table:table-cell>
              <table:table-cell office:value-type="float" office:value="0.169257622151825">
                <text:p>0.16925762215182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08609108824958">
                <text:p>0.108609108824958</text:p>
              </table:table-cell>
              <table:table-cell office:value-type="float" office:value="0.161163913870608">
                <text:p>0.16116391387060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05399224561864">
                <text:p>0.105399224561864</text:p>
              </table:table-cell>
              <table:table-cell office:value-type="float" office:value="0.153354966844928">
                <text:p>0.15335496684492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02284206715537">
                <text:p>0.102284206715537</text:p>
              </table:table-cell>
              <table:table-cell office:value-type="float" office:value="0.14582713970725">
                <text:p>0.1458271397072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992612515596457">
                <text:p>0.0992612515596457</text:p>
              </table:table-cell>
              <table:table-cell office:value-type="float" office:value="0.138576420448552">
                <text:p>0.13857642044855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96327638230493">
                <text:p>0.096327638230493</text:p>
              </table:table-cell>
              <table:table-cell office:value-type="float" office:value="0.131598455037034">
                <text:p>0.13159845503703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934807262780585">
                <text:p>0.0934807262780585</text:p>
              </table:table-cell>
              <table:table-cell office:value-type="float" office:value="0.124888575734312">
                <text:p>0.12488857573431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907179532894125">
                <text:p>0.0907179532894125</text:p>
              </table:table-cell>
              <table:table-cell office:value-type="float" office:value="0.118441829013804">
                <text:p>0.11844182901380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880368325823726">
                <text:p>0.0880368325823726</text:p>
              </table:table-cell>
              <table:table-cell office:value-type="float" office:value="0.112253002992553">
                <text:p>0.11225300299255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854349509673212">
                <text:p>0.0854349509673212</text:p>
              </table:table-cell>
              <table:table-cell office:value-type="float" office:value="0.106316654294485">
                <text:p>0.10631665429448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829099665751727">
                <text:p>0.0829099665751727</text:p>
              </table:table-cell>
              <table:table-cell office:value-type="float" office:value="0.100627134269835">
                <text:p>0.10062713426983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804596067495324">
                <text:p>0.0804596067495324</text:p>
              </table:table-cell>
              <table:table-cell office:value-type="float" office:value="0.0951786145023476">
                <text:p>0.095178614502347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780816660011531">
                <text:p>0.0780816660011531</text:p>
              </table:table-cell>
              <table:table-cell office:value-type="float" office:value="0.0899651115426635">
                <text:p>0.089965111542663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757740040228455">
                <text:p>0.0757740040228455</text:p>
              </table:table-cell>
              <table:table-cell office:value-type="float" office:value="0.0849805108130978">
                <text:p>0.084980510813097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735345437630571">
                <text:p>0.0735345437630571</text:p>
              </table:table-cell>
              <table:table-cell office:value-type="float" office:value="0.0802185896357174">
                <text:p>0.080218589635717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713612695563861">
                <text:p>0.0713612695563861</text:p>
              </table:table-cell>
              <table:table-cell office:value-type="float" office:value="0.0756730393422265">
                <text:p>0.0756730393422265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69252225309346">
                <text:p>0.069252225309346</text:p>
              </table:table-cell>
              <table:table-cell office:value-type="float" office:value="0.0713374864306084">
                <text:p>0.071337486430608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672055127397498">
                <text:p>0.0672055127397498</text:p>
              </table:table-cell>
              <table:table-cell office:value-type="float" office:value="0.0672055127397498">
                <text:p>0.0672055127397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